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14.938cm" fo:margin-left="1.307cm" fo:margin-right="1.344cm" table:align="margins"/>
    </style:style>
    <style:style style:name="Table2.A" style:family="table-column">
      <style:table-column-properties style:column-width="3.942cm" style:rel-column-width="17294*"/>
    </style:style>
    <style:style style:name="Table2.B" style:family="table-column">
      <style:table-column-properties style:column-width="10.996cm" style:rel-column-width="48241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B2" style:family="table-cell">
      <style:table-cell-properties fo:padding="0.097cm" fo:border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4.168cm" style:rel-column-width="18285*"/>
    </style:style>
    <style:style style:name="Table1.B" style:family="table-column">
      <style:table-column-properties style:column-width="10.77cm" style:rel-column-width="47250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B2" style:family="table-cell">
      <style:table-cell-properties fo:padding="0.097cm" fo:border="0.002cm solid #0000ff"/>
    </style:style>
    <style:style style:name="Table1.A3" style:family="table-cell">
      <style:table-cell-properties fo:padding="0.097cm" fo:border-left="0.002cm solid #0000ff" fo:border-right="none" fo:border-top="none" fo:border-bottom="0.002cm solid #0000ff"/>
    </style:style>
    <style:style style:name="Table1.B3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38cm" fo:margin-left="1.307cm" fo:margin-right="1.344cm" table:align="margins"/>
    </style:style>
    <style:style style:name="Table3.A" style:family="table-column">
      <style:table-column-properties style:column-width="3.942cm" style:rel-column-width="17294*"/>
    </style:style>
    <style:style style:name="Table3.B" style:family="table-column">
      <style:table-column-properties style:column-width="10.996cm" style:rel-column-width="48241*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B2" style:family="table-cell">
      <style:table-cell-properties fo:padding="0.097cm" fo:border="0.002cm solid #0000ff"/>
    </style:style>
    <style:style style:name="Table3.A3" style:family="table-cell">
      <style:table-cell-properties fo:padding="0.097cm" fo:border-left="0.002cm solid #0000ff" fo:border-right="none" fo:border-top="none" fo:border-bottom="0.002cm solid #0000ff"/>
    </style:style>
    <style:style style:name="Table3.B3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38cm" fo:margin-left="1.307cm" fo:margin-right="1.344cm" table:align="margins"/>
    </style:style>
    <style:style style:name="Table4.A" style:family="table-column">
      <style:table-column-properties style:column-width="4.17cm" style:rel-column-width="18293*"/>
    </style:style>
    <style:style style:name="Table4.B" style:family="table-column">
      <style:table-column-properties style:column-width="10.769cm" style:rel-column-width="47242*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B2" style:family="table-cell">
      <style:table-cell-properties fo:padding="0.097cm" fo:border="0.002cm solid #0000ff"/>
    </style:style>
    <style:style style:name="Table4.A3" style:family="table-cell">
      <style:table-cell-properties fo:padding="0.097cm" fo:border-left="0.002cm solid #0000ff" fo:border-right="none" fo:border-top="none" fo:border-bottom="0.002cm solid #0000ff"/>
    </style:style>
    <style:style style:name="Table4.B3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4cm" table:align="center"/>
    </style:style>
    <style:style style:name="Table5.A" style:family="table-column">
      <style:table-column-properties style:column-width="4.731cm"/>
    </style:style>
    <style:style style:name="Table5.B" style:family="table-column">
      <style:table-column-properties style:column-width="10.209cm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6" style:family="table">
      <style:table-properties style:width="14.94cm" table:align="center"/>
    </style:style>
    <style:style style:name="Table6.A" style:family="table-column">
      <style:table-column-properties style:column-width="4.731cm"/>
    </style:style>
    <style:style style:name="Table6.B" style:family="table-column">
      <style:table-column-properties style:column-width="10.209cm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7" style:family="table">
      <style:table-properties style:width="14.94cm" table:align="center"/>
    </style:style>
    <style:style style:name="Table7.A" style:family="table-column">
      <style:table-column-properties style:column-width="4.731cm"/>
    </style:style>
    <style:style style:name="Table7.B" style:family="table-column">
      <style:table-column-properties style:column-width="10.209cm"/>
    </style:style>
    <style:style style:name="Table7.1" style:family="table-row">
      <style:table-row-properties fo:background-color="#0000ff">
        <style:background-image/>
      </style:table-row-properties>
    </style:style>
    <style:style style:name="Table7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7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7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7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8" style:family="table">
      <style:table-properties style:width="14.94cm" table:align="center"/>
    </style:style>
    <style:style style:name="Table8.A" style:family="table-column">
      <style:table-column-properties style:column-width="4.731cm"/>
    </style:style>
    <style:style style:name="Table8.B" style:family="table-column">
      <style:table-column-properties style:column-width="10.209cm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8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8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8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9" style:family="table">
      <style:table-properties style:width="14.94cm" table:align="center"/>
    </style:style>
    <style:style style:name="Table9.A" style:family="table-column">
      <style:table-column-properties style:column-width="4.731cm"/>
    </style:style>
    <style:style style:name="Table9.B" style:family="table-column">
      <style:table-column-properties style:column-width="10.209cm"/>
    </style:style>
    <style:style style:name="Table9.1" style:family="table-row">
      <style:table-row-properties fo:background-color="#0000ff">
        <style:background-image/>
      </style:table-row-properties>
    </style:style>
    <style:style style:name="Table9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9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9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9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0" style:family="table">
      <style:table-properties style:width="14.94cm" table:align="center"/>
    </style:style>
    <style:style style:name="Table10.A" style:family="table-column">
      <style:table-column-properties style:column-width="4.731cm"/>
    </style:style>
    <style:style style:name="Table10.B" style:family="table-column">
      <style:table-column-properties style:column-width="10.209cm"/>
    </style:style>
    <style:style style:name="Table10.1" style:family="table-row">
      <style:table-row-properties fo:background-color="#0000ff">
        <style:background-image/>
      </style:table-row-properties>
    </style:style>
    <style:style style:name="Table10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0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0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0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1" style:family="table">
      <style:table-properties style:width="14.94cm" table:align="center"/>
    </style:style>
    <style:style style:name="Table11.A" style:family="table-column">
      <style:table-column-properties style:column-width="4.731cm"/>
    </style:style>
    <style:style style:name="Table11.B" style:family="table-column">
      <style:table-column-properties style:column-width="10.209cm"/>
    </style:style>
    <style:style style:name="Table11.1" style:family="table-row">
      <style:table-row-properties fo:background-color="#0000ff">
        <style:background-image/>
      </style:table-row-properties>
    </style:style>
    <style:style style:name="Table1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2" style:family="table">
      <style:table-properties style:width="14.94cm" table:align="center"/>
    </style:style>
    <style:style style:name="Table12.A" style:family="table-column">
      <style:table-column-properties style:column-width="4.731cm"/>
    </style:style>
    <style:style style:name="Table12.B" style:family="table-column">
      <style:table-column-properties style:column-width="10.209cm"/>
    </style:style>
    <style:style style:name="Table12.1" style:family="table-row">
      <style:table-row-properties fo:background-color="#0000ff">
        <style:background-image/>
      </style:table-row-properties>
    </style:style>
    <style:style style:name="Table1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3" style:family="table">
      <style:table-properties style:width="14.94cm" table:align="center"/>
    </style:style>
    <style:style style:name="Table13.A" style:family="table-column">
      <style:table-column-properties style:column-width="4.731cm"/>
    </style:style>
    <style:style style:name="Table13.B" style:family="table-column">
      <style:table-column-properties style:column-width="10.209cm"/>
    </style:style>
    <style:style style:name="Table13.1" style:family="table-row">
      <style:table-row-properties fo:background-color="#0000ff">
        <style:background-image/>
      </style:table-row-properties>
    </style:style>
    <style:style style:name="Table1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4" style:family="table">
      <style:table-properties style:width="14.94cm" table:align="center"/>
    </style:style>
    <style:style style:name="Table14.A" style:family="table-column">
      <style:table-column-properties style:column-width="4.731cm"/>
    </style:style>
    <style:style style:name="Table14.B" style:family="table-column">
      <style:table-column-properties style:column-width="10.209cm"/>
    </style:style>
    <style:style style:name="Table14.1" style:family="table-row">
      <style:table-row-properties fo:background-color="#0000ff">
        <style:background-image/>
      </style:table-row-properties>
    </style:style>
    <style:style style:name="Table1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5" style:family="table">
      <style:table-properties style:width="14.94cm" table:align="center"/>
    </style:style>
    <style:style style:name="Table15.A" style:family="table-column">
      <style:table-column-properties style:column-width="4.731cm"/>
    </style:style>
    <style:style style:name="Table15.B" style:family="table-column">
      <style:table-column-properties style:column-width="10.209cm"/>
    </style:style>
    <style:style style:name="Table15.1" style:family="table-row">
      <style:table-row-properties fo:background-color="#0000ff">
        <style:background-image/>
      </style:table-row-properties>
    </style:style>
    <style:style style:name="Table1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6" style:family="table">
      <style:table-properties style:width="14.94cm" table:align="center"/>
    </style:style>
    <style:style style:name="Table16.A" style:family="table-column">
      <style:table-column-properties style:column-width="4.731cm"/>
    </style:style>
    <style:style style:name="Table16.B" style:family="table-column">
      <style:table-column-properties style:column-width="10.209cm"/>
    </style:style>
    <style:style style:name="Table16.1" style:family="table-row">
      <style:table-row-properties fo:background-color="#0000ff">
        <style:background-image/>
      </style:table-row-properties>
    </style:style>
    <style:style style:name="Table1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Standard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3" style:family="paragraph" style:parent-style-name="Method_20_Body">
      <style:text-properties fo:font-size="11pt" style:font-size-asian="11pt" style:font-size-complex="11pt"/>
    </style:style>
    <style:style style:name="P4" style:family="paragraph" style:parent-style-name="Method_20_Body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Method_20_Body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P6" style:family="paragraph" style:parent-style-name="Method_20_Body">
      <style:text-properties style:text-underline-style="none"/>
    </style:style>
    <style:style style:name="P7" style:family="paragraph" style:parent-style-name="Method_20_Body">
      <style:text-properties style:text-underline-style="none" fo:font-weight="normal" style:font-weight-asian="normal" style:font-weight-complex="normal"/>
    </style:style>
    <style:style style:name="P8" style:family="paragraph" style:parent-style-name="Method_20_Body">
      <style:paragraph-properties fo:margin-left="0cm" fo:margin-right="0cm" fo:text-indent="0cm" style:auto-text-indent="false"/>
    </style:style>
    <style:style style:name="P9" style:family="paragraph" style:parent-style-name="Method_20_Code_20_Listing">
      <style:text-properties fo:font-weight="bold" style:font-weight-asian="bold" style:font-weight-complex="bold"/>
    </style:style>
    <style:style style:name="P10" style:family="paragraph" style:parent-style-name="Method_20_Code_20_Listing">
      <style:text-properties fo:color="#000080"/>
    </style:style>
    <style:style style:name="P11" style:family="paragraph" style:parent-style-name="Method_20_Code_20_Listing">
      <style:text-properties fo:color="#000080" fo:font-weight="bold" style:font-weight-asian="bold" style:font-weight-complex="bold"/>
    </style:style>
    <style:style style:name="P12" style:family="paragraph" style:parent-style-name="Method_20_Table_20_Description">
      <style:text-properties fo:font-size="11pt" style:font-size-asian="11pt" style:font-size-complex="11pt"/>
    </style:style>
    <style:style style:name="P13" style:family="paragraph" style:parent-style-name="Method_20_Table_20_Description">
      <style:text-properties style:font-name="DejaVu Serif2" fo:font-weight="bold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15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6" style:family="paragraph" style:parent-style-name="Criteria_20_Body">
      <style:text-properties fo:font-weight="bold" style:font-weight-asian="bold" style:font-weight-complex="bold"/>
    </style:style>
    <style:style style:name="P17" style:family="paragraph" style:parent-style-name="Class_20_Description">
      <style:text-properties fo:font-weight="normal" style:font-weight-asian="normal" style:font-weight-complex="normal"/>
    </style:style>
    <style:style style:name="P18" style:family="paragraph" style:parent-style-name="Coding_20_Body">
      <style:text-properties style:text-underline-style="none"/>
    </style:style>
    <style:style style:name="P19" style:family="paragraph" style:parent-style-name="Table_20_Contents">
      <style:text-properties fo:color="#00ae00" fo:font-size="11pt" fo:font-weight="bold" fo:background-color="transparent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21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2" style:family="paragraph" style:parent-style-name="Method_20_Listing_20_Title">
      <style:paragraph-properties fo:break-before="page"/>
    </style:style>
    <style:style style:name="P23" style:family="paragraph" style:parent-style-name="Criteria_20_Body" style:list-style-name="L1"/>
    <style:style style:name="P24" style:family="paragraph" style:parent-style-name="Code_20_Listing">
      <style:text-properties fo:color="#000080"/>
    </style:style>
    <style:style style:name="P25" style:family="paragraph" style:parent-style-name="Code_20_Listing">
      <style:paragraph-properties fo:break-before="page"/>
      <style:text-properties fo:color="#000080"/>
    </style:style>
    <style:style style:name="P26" style:family="paragraph" style:parent-style-name="Method_20_Code_20_Listing">
      <style:text-properties fo:color="#000080"/>
    </style:style>
    <style:style style:name="P27" style:family="paragraph" style:parent-style-name="Method_20_Code_20_Listing">
      <style:paragraph-properties fo:margin-left="1.199cm" fo:margin-right="0cm" fo:text-indent="0cm" style:auto-text-indent="false"/>
    </style:style>
    <style:style style:name="P28" style:family="paragraph" style:parent-style-name="Coding_20_Title">
      <style:paragraph-properties fo:break-before="page"/>
      <style:text-properties style:text-underline-style="none"/>
    </style:style>
    <style:style style:name="P29" style:family="paragraph" style:parent-style-name="Method_20_Table_20_Description">
      <style:text-properties fo:font-size="11pt" style:font-size-asian="11pt" style:font-size-complex="11pt"/>
    </style:style>
    <style:style style:name="P30" style:family="paragraph" style:parent-style-name="Method_20_Title">
      <style:paragraph-properties fo:break-before="page"/>
    </style:style>
    <style:style style:name="P31" style:family="paragraph" style:parent-style-name="Method_20_Title">
      <style:paragraph-properties fo:break-before="page"/>
      <style:text-properties style:text-underline-style="none" fo:font-weight="bold" style:font-weight-asian="bold" style:font-weight-complex="bold"/>
    </style:style>
    <style:style style:name="P32" style:family="paragraph" style:parent-style-name="Method_20_Title">
      <style:paragraph-properties fo:break-before="page"/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33" style:family="paragraph" style:parent-style-name="Method_20_Body">
      <style:text-properties fo:font-size="11pt" style:font-size-asian="11pt" style:font-size-complex="11pt"/>
    </style:style>
    <style:style style:name="P34" style:family="paragraph" style:parent-style-name="Method_20_Body" style:list-style-name="L2">
      <style:text-properties fo:font-size="11pt" style:font-size-asian="11pt" style:font-size-complex="11pt"/>
    </style:style>
    <style:style style:name="P35" style:family="paragraph" style:parent-style-name="Method_20_Body">
      <style:text-properties fo:font-size="11pt" fo:font-weight="bold" style:font-size-asian="11pt" style:font-weight-asian="bold" style:font-size-complex="11pt" style:font-weight-complex="bold"/>
    </style:style>
    <style:style style:name="P36" style:family="paragraph" style:parent-style-name="Method_20_Body">
      <style:text-properties fo:font-weight="bold" style:font-weight-asian="bold" style:font-weight-complex="bold"/>
    </style:style>
    <style:style style:name="P37" style:family="paragraph" style:parent-style-name="Method_20_Body">
      <style:text-properties style:text-underline-style="none"/>
    </style:style>
    <style:style style:name="P38" style:family="paragraph" style:parent-style-name="Method_20_Body">
      <style:text-properties style:text-underline-style="none" fo:font-weight="bold" style:font-weight-asian="bold" style:font-weight-complex="bold"/>
    </style:style>
    <style:style style:name="P39" style:family="paragraph" style:parent-style-name="Method_20_Body" style:list-style-name="L3"/>
    <style:style style:name="P40" style:family="paragraph" style:parent-style-name="Method_20_Body" style:list-style-name="L4"/>
    <style:style style:name="P41" style:family="paragraph" style:parent-style-name="Method_20_Body" style:list-style-name="L5"/>
    <style:style style:name="P42" style:family="paragraph" style:parent-style-name="Method_20_Body" style:list-style-name="L6"/>
    <style:style style:name="P43" style:family="paragraph" style:parent-style-name="Method_20_Body" style:list-style-name="L7"/>
    <style:style style:name="P44" style:family="paragraph" style:parent-style-name="Method_20_Body" style:list-style-name="L8"/>
    <style:style style:name="P45" style:family="paragraph" style:parent-style-name="Method_20_Body" style:list-style-name="L9"/>
    <style:style style:name="P46" style:family="paragraph" style:parent-style-name="Method_20_Body" style:list-style-name="L10"/>
    <style:style style:name="P47" style:family="paragraph" style:parent-style-name="Method_20_Body" style:list-style-name="L11"/>
    <style:style style:name="P48" style:family="paragraph" style:parent-style-name="Method_20_Body" style:list-style-name="L12"/>
    <style:style style:name="P49" style:family="paragraph" style:parent-style-name="Method_20_Body" style:list-style-name="L13"/>
    <style:style style:name="P50" style:family="paragraph" style:parent-style-name="Method_20_Body" style:list-style-name="L14"/>
    <style:style style:name="P51" style:family="paragraph" style:parent-style-name="Method_20_Body" style:list-style-name="L15"/>
    <style:style style:name="P52" style:family="paragraph" style:parent-style-name="Method_20_Body" style:list-style-name="L16"/>
    <style:style style:name="P53" style:family="paragraph" style:parent-style-name="Method_20_Body" style:list-style-name="L17"/>
    <style:style style:name="P54" style:family="paragraph" style:parent-style-name="Method_20_Body" style:list-style-name="L18"/>
    <style:style style:name="P55" style:family="paragraph" style:parent-style-name="Method_20_Body" style:list-style-name="L19"/>
    <style:style style:name="P56" style:family="paragraph" style:parent-style-name="Method_20_Body" style:list-style-name="L20"/>
    <style:style style:name="P57" style:family="paragraph" style:parent-style-name="Method_20_Body" style:list-style-name="L21"/>
    <style:style style:name="P58" style:family="paragraph" style:parent-style-name="Method_20_Body" style:list-style-name="L22"/>
    <style:style style:name="P59" style:family="paragraph" style:parent-style-name="Method_20_Body" style:list-style-name="L23"/>
    <style:style style:name="P60" style:family="paragraph" style:parent-style-name="Method_20_Body">
      <style:paragraph-properties fo:break-before="page"/>
      <style:text-properties fo:font-size="11pt" fo:font-weight="bold" style:font-size-asian="11pt" style:font-weight-asian="bold" style:font-size-complex="11pt" style:font-weight-complex="bold"/>
    </style:style>
    <style:style style:name="P61" style:family="paragraph" style:parent-style-name="Criteria_20_Title">
      <style:text-properties fo:font-weight="bold" style:font-weight-asian="bold" style:font-weight-complex="bold"/>
    </style:style>
    <style:style style:name="P62" style:family="paragraph" style:parent-style-name="Class_20_Title" style:master-page-name="Standard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style:font-size-asian="10pt" style:font-size-complex="10pt"/>
    </style:style>
    <style:style style:name="T10" style:family="text">
      <style:text-properties style:text-underline-style="none" style:font-size-asian="11pt" style:font-size-complex="11pt"/>
    </style:style>
    <style:style style:name="T11" style:family="text">
      <style:text-properties style:text-underline-style="none" style:font-weight-complex="normal"/>
    </style:style>
    <style:style style:name="T12" style:family="text">
      <style:text-properties style:text-underline-style="none" style:font-weight-complex="bold"/>
    </style:style>
    <style:style style:name="T13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T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15" style:family="text">
      <style:text-properties fo:font-size="11pt" style:text-underline-style="none" style:font-size-asian="11pt" style:font-size-complex="11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1pt" fo:font-weight="normal" style:font-size-asian="11pt" style:font-weight-asian="normal" style:font-size-complex="11pt" style:font-weight-complex="normal"/>
    </style:style>
    <style:style style:name="T18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color="#0000ff"/>
    </style:style>
    <style:style style:name="T20" style:family="text">
      <style:text-properties fo:color="#0000ff" style:text-underline-style="none"/>
    </style:style>
    <style:style style:name="T21" style:family="text">
      <style:text-properties fo:color="#0000ff" style:text-underline-style="none" fo:font-weight="bold" style:font-weight-asian="bold" style:font-weight-complex="bold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color="#000080"/>
    </style:style>
    <style:style style:name="T24" style:family="text">
      <style:text-properties style:font-name="DejaVu Serif2"/>
    </style:style>
    <style:style style:name="T25" style:family="text">
      <style:text-properties fo:color="#00ae00"/>
    </style:style>
    <style:style style:name="T26" style:family="text">
      <style:text-properties style:font-weight-complex="bold"/>
    </style:style>
    <style:style style:name="T27" style:family="text">
      <style:text-properties style:font-size-asian="11pt" style:font-style-asian="normal" style:font-size-complex="11pt" style:font-style-complex="normal" style:font-weight-complex="normal"/>
    </style:style>
    <style:style style:name="T28" style:family="text">
      <style:text-properties fo:color="#000000"/>
    </style:style>
    <style:style style:name="T29" style:family="text">
      <style:text-properties fo:color="#808080"/>
    </style:style>
    <style:style style:name="T30" style:family="text">
      <style:text-properties fo:color="#660000"/>
    </style:style>
    <style:style style:name="T31" style:family="text">
      <style:text-properties fo:color="#0082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2" text:outline-level="1">Stack\Extension</text:h>
      <text:p text:style-name="P17"/>
      <text:p text:style-name="Class_20_Description"><text:span text:style-name="T1">The </text:span><text:span text:style-name="T2">Stack\Extension</text:span><text:span text:style-name="T1"> class is a general purpose class that extends the capabilities of the </text:span><text:span text:style-name="T2">Stack</text:span><text:span text:style-name="T1"> class.</text:span></text:p>
      <text:p text:style-name="P17"/>
      <text:h text:style-name="P61" text:outline-level="2">Design criteria and considerations</text:h>
      <text:p text:style-name="P16"/>
      <text:list xml:id="list1220300943" text:style-name="L1">
        <text:list-item>
          <text:p text:style-name="P23">The class uses the <text:span text:style-name="T5">Library\Stack</text:span> namespace;</text:p>
        </text:list-item>
        <text:list-item>
          <text:p text:style-name="P23">The class calls <text:span text:style-name="T2">PrintU\FormatArray</text:span> to implement the <text:span text:style-name="T2">__toString()</text:span> method;</text:p>
        </text:list-item>
        <text:list-item>
          <text:p text:style-name="P23">The class calls <text:span text:style-name="T2">Library\Stack\Exception</text:span> to notify the caller about an error situation;</text:p>
        </text:list-item>
        <text:list-item>
          <text:p text:style-name="P23">The class implements the<text:span text:style-name="T3"> </text:span><text:span text:style-name="T2">Countable</text:span>, <text:span text:style-name="T2">Iterator</text:span>, <text:span text:style-name="T2">ArrayAccess</text:span> and <text:span text:style-name="T2">Serializable</text:span> interfaces.</text:p>
        </text:list-item>
      </text:list>
      <text:p text:style-name="Standard"/>
      <text:p text:style-name="Standard"/>
      <text:h text:style-name="P22" text:outline-level="4">Class Properties</text:h>
      <text:p text:style-name="Method_20_Body"/>
      <text:p text:style-name="Method_20_Body">The <text:span text:style-name="T5">Stack</text:span> class contains the following class variable (property)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Method</text:p>
          </table:table-cell>
          <table:table-cell table:style-name="Table2.B1" office:value-type="string">
            <text:p text:style-name="P14">Description</text:p>
          </table:table-cell>
        </table:table-row>
        <table:table-row>
          <table:table-cell table:style-name="Table2.A1" office:value-type="string">
            <text:p text:style-name="P19">$readOnly</text:p>
          </table:table-cell>
          <table:table-cell table:style-name="Table2.B2" office:value-type="string">
            <text:p text:style-name="P8">A boolean variable which allows controlling the read-write status of the stack instance.</text:p>
          </table:table-cell>
        </table:table-row>
      </table:table>
      <text:p text:style-name="P2"/>
      <text:h text:style-name="Method_20_Listing_20_Title" text:outline-level="4">Class Methods</text:h>
      <text:h text:style-name="Method_20_Listing_20_Title" text:outline-level="4"/>
      <text:p text:style-name="Method_20_Body">The <text:span text:style-name="T5">Stack</text:span> class contains the following methods:</text:p>
      <text:p text:style-name="Method_20_Body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4">Method</text:p>
            </table:table-cell>
            <table:table-cell table:style-name="Table1.B1" office:value-type="string">
              <text:p text:style-name="P14">Description</text:p>
            </table:table-cell>
          </table:table-row>
        </table:table-header-rows>
        <table:table-row>
          <table:table-cell table:style-name="Table1.A1" office:value-type="string">
            <text:p text:style-name="Method_20_Table_20_Description"><text:a xlink:type="simple" xlink:href="#constructor"><text:span text:style-name="T24">__construct</text:span></text:a></text:p>
          </table:table-cell>
          <table:table-cell table:style-name="Table1.B2" office:value-type="string">
            <text:p text:style-name="P12">Class constructor.</text:p>
          </table:table-cell>
        </table:table-row>
        <table:table-row>
          <table:table-cell table:style-name="Table1.A3" office:value-type="string">
            <text:p text:style-name="Method_20_Table_20_Description"><text:a xlink:type="simple" xlink:href="#offsetSet"><text:span text:style-name="T24">offsetSet</text:span></text:a></text:p>
          </table:table-cell>
          <table:table-cell table:style-name="Table1.B3" office:value-type="string">
            <text:p text:style-name="P12">Set the value of the item at the specified offset to the specified value.</text:p>
          </table:table-cell>
        </table:table-row>
        <table:table-row>
          <table:table-cell table:style-name="Table1.A3" office:value-type="string">
            <text:p text:style-name="Method_20_Table_20_Description"><text:a xlink:type="simple" xlink:href="#offsetUnset"><text:span text:style-name="T24">offsetUnset</text:span></text:a></text:p>
          </table:table-cell>
          <table:table-cell table:style-name="Table1.B3" office:value-type="string">
            <text:p text:style-name="P12">Unset the item at the specified offset.</text:p>
          </table:table-cell>
        </table:table-row>
        <table:table-row>
          <table:table-cell table:style-name="Table1.A3" office:value-type="string">
            <text:p text:style-name="Method_20_Table_20_Description"><text:a xlink:type="simple" xlink:href="#pop"><text:span text:style-name="T24">pop</text:span></text:a></text:p>
          </table:table-cell>
          <table:table-cell table:style-name="Table1.B3" office:value-type="string">
            <text:p text:style-name="Method_20_Table_20_Description">Extracts the last (top) item from the stack, decrement the stack size by one and returns the item.</text:p>
          </table:table-cell>
        </table:table-row>
        <table:table-row>
          <table:table-cell table:style-name="Table1.A3" office:value-type="string">
            <text:p text:style-name="Method_20_Table_20_Description"><text:a xlink:type="simple" xlink:href="#push"><text:span text:style-name="T24">push</text:span></text:a></text:p>
          </table:table-cell>
          <table:table-cell table:style-name="Table1.B3" office:value-type="string">
            <text:p text:style-name="P12">Add a new item at the top (end) of the stack.</text:p>
          </table:table-cell>
        </table:table-row>
        <table:table-row>
          <table:table-cell table:style-name="Table1.A3" office:value-type="string">
            <text:p text:style-name="Method_20_Table_20_Description"><text:a xlink:type="simple" xlink:href="#unserialize"><text:span text:style-name="T24">unserialize</text:span></text:a></text:p>
          </table:table-cell>
          <table:table-cell table:style-name="Table1.B3" office:value-type="string">
            <text:p text:style-name="P12">Unserialize and store the serialized string.</text:p>
          </table:table-cell>
        </table:table-row>
        <table:table-row>
          <table:table-cell table:style-name="Table1.A3" office:value-type="string">
            <text:p text:style-name="Method_20_Table_20_Description"><text:a xlink:type="simple" xlink:href="#unshift"><text:span text:style-name="T24">unshift</text:span></text:a></text:p>
          </table:table-cell>
          <table:table-cell table:style-name="Table1.B3" office:value-type="string">
            <text:p text:style-name="P12">Add an item at the bottom (beginning) of the stack.</text:p>
          </table:table-cell>
        </table:table-row>
        <table:table-row>
          <table:table-cell table:style-name="Table1.A3" office:value-type="string">
            <text:p text:style-name="P13"><text:a xlink:type="simple" xlink:href="#removeKey">removeKey</text:a></text:p>
          </table:table-cell>
          <table:table-cell table:style-name="Table1.B3" office:value-type="string">
            <text:p text:style-name="P12">Remove (unset) the specified stack item.</text:p>
          </table:table-cell>
        </table:table-row>
        <table:table-row>
          <table:table-cell table:style-name="Table1.A3" office:value-type="string">
            <text:p text:style-name="P13"><text:a xlink:type="simple" xlink:href="#topIndex">topIndex</text:a></text:p>
          </table:table-cell>
          <table:table-cell table:style-name="Table1.B3" office:value-type="string">
            <text:p text:style-name="P12">Return the key for the top-of-stack item.</text:p>
          </table:table-cell>
        </table:table-row>
        <table:table-row>
          <table:table-cell table:style-name="Table1.A3" office:value-type="string">
            <text:p text:style-name="P13"><text:a xlink:type="simple" xlink:href="#clear">clear</text:a></text:p>
          </table:table-cell>
          <table:table-cell table:style-name="Table1.B3" office:value-type="string">
            <text:p text:style-name="P12">Clear the stack.</text:p>
          </table:table-cell>
        </table:table-row>
        <table:table-row>
          <table:table-cell table:style-name="Table1.A3" office:value-type="string">
            <text:p text:style-name="P13"><text:a xlink:type="simple" xlink:href="#readOnly">readOnly</text:a></text:p>
          </table:table-cell>
          <table:table-cell table:style-name="Table1.B3" office:value-type="string">
            <text:p text:style-name="P12">Get/set the read-only flag.</text:p>
          </table:table-cell>
        </table:table-row>
        <table:table-row>
          <table:table-cell table:style-name="Table1.A3" office:value-type="string">
            <text:p text:style-name="P13"><text:a xlink:type="simple" xlink:href="#stack">stack</text:a></text:p>
          </table:table-cell>
          <table:table-cell table:style-name="Table1.B3" office:value-type="string">
            <text:p text:style-name="P12">Get/set the stack.</text:p>
          </table:table-cell>
        </table:table-row>
        <table:table-row>
          <table:table-cell table:style-name="Table1.A3" office:value-type="string">
            <text:p text:style-name="P13">keys</text:p>
          </table:table-cell>
          <table:table-cell table:style-name="Table1.B3" office:value-type="string">
            <text:p text:style-name="P12">Get an array containing the stack item keys.</text:p>
          </table:table-cell>
        </table:table-row>
        <table:table-row>
          <table:table-cell table:style-name="Table1.A3" office:value-type="string">
            <text:p text:style-name="P13"><text:a xlink:type="simple" xlink:href="#values">values</text:a></text:p>
          </table:table-cell>
          <table:table-cell table:style-name="Table1.B3" office:value-type="string">
            <text:p text:style-name="P12">Get an array containing the stack item values.</text:p>
          </table:table-cell>
        </table:table-row>
        <table:table-row>
          <table:table-cell table:style-name="Table1.A3" office:value-type="string">
            <text:p text:style-name="P13"><text:a xlink:type="simple" xlink:href="#merge">merge</text:a></text:p>
          </table:table-cell>
          <table:table-cell table:style-name="Table1.B3" office:value-type="string">
            <text:p text:style-name="P12">Merge the supplied array into the stack.</text:p>
          </table:table-cell>
        </table:table-row>
        <table:table-row>
          <table:table-cell table:style-name="Table1.A3" office:value-type="string">
            <text:p text:style-name="P13"><text:a xlink:type="simple" xlink:href="#end">end</text:a></text:p>
          </table:table-cell>
          <table:table-cell table:style-name="Table1.B3" office:value-type="string">
            <text:p text:style-name="P12">Move the stack pointer to the end (top) of the stack and return the indexed item.</text:p>
          </table:table-cell>
        </table:table-row>
        <table:table-row>
          <table:table-cell table:style-name="Table1.A3" office:value-type="string">
            <text:p text:style-name="P13"><text:a xlink:type="simple" xlink:href="#exists">exists</text:a></text:p>
          </table:table-cell>
          <table:table-cell table:style-name="Table1.B3" office:value-type="string">
            <text:p text:style-name="P12">Return true if the specified item exists in the stack.</text:p>
          </table:table-cell>
        </table:table-row>
        <table:table-row>
          <table:table-cell table:style-name="Table1.A3" office:value-type="string">
            <text:p text:style-name="P13"><text:a xlink:type="simple" xlink:href="#inStack">inStack</text:a></text:p>
          </table:table-cell>
          <table:table-cell table:style-name="Table1.B3" office:value-type="string">
            <text:p text:style-name="P12">Return true if the specified item value is in the stack.</text:p>
          </table:table-cell>
        </table:table-row>
        <table:table-row>
          <table:table-cell table:style-name="Table1.A3" office:value-type="string">
            <text:p text:style-name="P13"><text:a xlink:type="simple" xlink:href="#isReadWrite"><text:span text:style-name="T25">isReadWrite</text:span></text:a></text:p>
          </table:table-cell>
          <table:table-cell table:style-name="Table1.B3" office:value-type="string">
            <text:p text:style-name="P12">Check if the stack is able to be written to</text:p>
          </table:table-cell>
        </table:table-row>
      </table:table>
      <text:p text:style-name="Standard"/>
      <text:h text:style-name="Method_20_Listing_20_Title" text:outline-level="4"/>
      <text:h text:style-name="Method_20_Listing_20_Title" text:outline-level="4"/>
      <text:h text:style-name="P22" text:outline-level="4">Inherited Properties</text:h>
      <text:p text:style-name="Method_20_Body"/>
      <text:p text:style-name="Method_20_Body">The <text:span text:style-name="Class_20_Variables">Stack\Extension</text:span> class extends the <text:span text:style-name="Class_20_Variables">Stack</text:span> class and inherits the following properties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>Method</text:p>
          </table:table-cell>
          <table:table-cell table:style-name="Table3.B1" office:value-type="string">
            <text:p text:style-name="P14">Description</text:p>
          </table:table-cell>
        </table:table-row>
        <table:table-row>
          <table:table-cell table:style-name="Table3.A1" office:value-type="string">
            <text:p text:style-name="P19">$stack</text:p>
          </table:table-cell>
          <table:table-cell table:style-name="Table3.B2" office:value-type="string">
            <text:p text:style-name="P12">An array containing the stack contents</text:p>
          </table:table-cell>
        </table:table-row>
        <table:table-row>
          <table:table-cell table:style-name="Table3.A3" office:value-type="string">
            <text:p text:style-name="P19">$iteratorMode</text:p>
          </table:table-cell>
          <table:table-cell table:style-name="Table3.B3" office:value-type="string">
            <text:p text:style-name="Method_20_Table_20_Description"><text:span text:style-name="T7">An integer containing one of </text:span><text:span text:style-name="T8">SplDoublyLinkedList::IT_MODE_KEEP</text:span><text:span text:style-name="T7"> or </text:span><text:span text:style-name="T8">SplDoublyLinkedList::IT_MODE_DELETE</text:span><text:span text:style-name="T7">.</text:span></text:p>
          </table:table-cell>
        </table:table-row>
      </table:table>
      <text:p text:style-name="P2"/>
      <text:h text:style-name="Method_20_Listing_20_Title" text:outline-level="4">Inherited Methods</text:h>
      <text:h text:style-name="Method_20_Listing_20_Title" text:outline-level="4"/>
      <text:p text:style-name="Method_20_Body">The <text:span text:style-name="Class_20_Variables">Stack\Extension</text:span> class extends the <text:span text:style-name="Class_20_Variables">Stack</text:span> class and inherits the following methods:</text:p>
      <text:p text:style-name="Method_20_Body"/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14">Method</text:p>
            </table:table-cell>
            <table:table-cell table:style-name="Table4.B1" office:value-type="string">
              <text:p text:style-name="P14">Description</text:p>
            </table:table-cell>
          </table:table-row>
        </table:table-header-rows>
        <table:table-row>
          <table:table-cell table:style-name="Table4.A1" office:value-type="string">
            <text:p text:style-name="P15"><text:a xlink:type="simple" xlink:href="#construct">__construct</text:a></text:p>
          </table:table-cell>
          <table:table-cell table:style-name="Table4.B2" office:value-type="string">
            <text:p text:style-name="P12">Class constructor.</text:p>
          </table:table-cell>
        </table:table-row>
        <table:table-row>
          <table:table-cell table:style-name="Table4.A3" office:value-type="string">
            <text:h text:style-name="P32" text:outline-level="5"><text:a xlink:type="simple" xlink:href="#__toString">__toString</text:a></text:h>
          </table:table-cell>
          <table:table-cell table:style-name="Table4.B3" office:value-type="string">
            <text:p text:style-name="P12">Return the stack as a printable string.</text:p>
          </table:table-cell>
        </table:table-row>
        <table:table-row>
          <table:table-cell table:style-name="Table4.A3" office:value-type="string">
            <text:p text:style-name="P15"><text:a xlink:type="simple" xlink:href="#instantiate">b</text:a>ottom</text:p>
          </table:table-cell>
          <table:table-cell table:style-name="Table4.B3" office:value-type="string">
            <text:p text:style-name="P12">Set the stack pointer to the bottom (beginning) of the stack and return the value of the item.</text:p>
          </table:table-cell>
        </table:table-row>
        <table:table-row>
          <table:table-cell table:style-name="Table4.A3" office:value-type="string">
            <text:p text:style-name="P15"><text:a xlink:type="simple" xlink:href="#instantiateArgs">c</text:a>ount</text:p>
          </table:table-cell>
          <table:table-cell table:style-name="Table4.B3" office:value-type="string">
            <text:p text:style-name="P12">Return the number of items contained in the stack.</text:p>
          </table:table-cell>
        </table:table-row>
        <table:table-row>
          <table:table-cell table:style-name="Table4.A3" office:value-type="string">
            <text:p text:style-name="P15"><text:a xlink:type="simple" xlink:href="#classInstance">c</text:a>urrent</text:p>
          </table:table-cell>
          <table:table-cell table:style-name="Table4.B3" office:value-type="string">
            <text:p text:style-name="P12">Return the current stack item value.</text:p>
          </table:table-cell>
        </table:table-row>
        <table:table-row>
          <table:table-cell table:style-name="Table4.A3" office:value-type="string">
            <text:p text:style-name="P15"><text:a xlink:type="simple" xlink:href="#className">g</text:a>etIteratorMode</text:p>
          </table:table-cell>
          <table:table-cell table:style-name="Table4.B3" office:value-type="string">
            <text:p text:style-name="P12">Return the iteration mode.</text:p>
          </table:table-cell>
        </table:table-row>
        <table:table-row>
          <table:table-cell table:style-name="Table4.A3" office:value-type="string">
            <text:p text:style-name="P15">isEmpty</text:p>
          </table:table-cell>
          <table:table-cell table:style-name="Table4.B3" office:value-type="string">
            <text:p text:style-name="P12">Return true if the stack is empty.</text:p>
          </table:table-cell>
        </table:table-row>
        <table:table-row>
          <table:table-cell table:style-name="Table4.A3" office:value-type="string">
            <text:p text:style-name="P15">key</text:p>
          </table:table-cell>
          <table:table-cell table:style-name="Table4.B3" office:value-type="string">
            <text:p text:style-name="P12">Returns the current item key.</text:p>
          </table:table-cell>
        </table:table-row>
        <table:table-row>
          <table:table-cell table:style-name="Table4.A3" office:value-type="string">
            <text:p text:style-name="P15">next</text:p>
          </table:table-cell>
          <table:table-cell table:style-name="Table4.B3" office:value-type="string">
            <text:p text:style-name="P12">Advances the stack pointer to the next item and returns the value.</text:p>
          </table:table-cell>
        </table:table-row>
        <table:table-row>
          <table:table-cell table:style-name="Table4.A3" office:value-type="string">
            <text:p text:style-name="P15">offsetGet</text:p>
          </table:table-cell>
          <table:table-cell table:style-name="Table4.B3" office:value-type="string">
            <text:p text:style-name="P12">Get the value of the item at the specified offset.</text:p>
          </table:table-cell>
        </table:table-row>
        <table:table-row>
          <table:table-cell table:style-name="Table4.A3" office:value-type="string">
            <text:p text:style-name="P15">offsetExists</text:p>
          </table:table-cell>
          <table:table-cell table:style-name="Table4.B3" office:value-type="string">
            <text:p text:style-name="P12">Return true if an item exists at the specified offset.</text:p>
          </table:table-cell>
        </table:table-row>
        <table:table-row>
          <table:table-cell table:style-name="Table4.A3" office:value-type="string">
            <text:p text:style-name="P15">prev</text:p>
          </table:table-cell>
          <table:table-cell table:style-name="Table4.B3" office:value-type="string">
            <text:p text:style-name="P12">Decrements the stack pointer by one and returns the stack item.</text:p>
          </table:table-cell>
        </table:table-row>
        <table:table-row>
          <table:table-cell table:style-name="Table4.A3" office:value-type="string">
            <text:p text:style-name="P15">serialize</text:p>
          </table:table-cell>
          <table:table-cell table:style-name="Table4.B3" office:value-type="string">
            <text:p text:style-name="P12">Return a serialization of the class variables in a string.</text:p>
          </table:table-cell>
        </table:table-row>
        <table:table-row>
          <table:table-cell table:style-name="Table4.A3" office:value-type="string">
            <text:p text:style-name="P15">setIteratorMode</text:p>
          </table:table-cell>
          <table:table-cell table:style-name="Table4.B3" office:value-type="string">
            <text:p text:style-name="P12">Set the iteration mode.</text:p>
          </table:table-cell>
        </table:table-row>
        <table:table-row>
          <table:table-cell table:style-name="Table4.A3" office:value-type="string">
            <text:p text:style-name="P15">top</text:p>
          </table:table-cell>
          <table:table-cell table:style-name="Table4.B3" office:value-type="string">
            <text:p text:style-name="P12">Advance the stack pointer to the last item in the stack and return the item.</text:p>
          </table:table-cell>
        </table:table-row>
        <table:table-row>
          <table:table-cell table:style-name="Table4.A3" office:value-type="string">
            <text:p text:style-name="P15">valid</text:p>
          </table:table-cell>
          <table:table-cell table:style-name="Table4.B3" office:value-type="string">
            <text:p text:style-name="P12">Return the validity of the current stack pointer.</text:p>
          </table:table-cell>
        </table:table-row>
      </table:table>
      <text:p text:style-name="Standard"/>
      <text:p text:style-name="Standard"/>
      <text:h text:style-name="P30" text:outline-level="5"><text:bookmark-start text:name="constructor"/>__construct<text:bookmark-end text:name="constructor"/></text:h>
      <text:p text:style-name="Method_20_Body"/>
      <text:p text:style-name="Method_20_Body">Class constructor.</text:p>
      <text:p text:style-name="Method_20_Body"/>
      <text:p text:style-name="P36">Algorithm</text:p>
      <text:list xml:id="list770809841" text:style-name="L3">
        <text:list-item>
          <text:p text:style-name="P39">Accept <text:span text:style-name="Class_20_Variables"><text:span text:style-name="T26">stack</text:span></text:span> as an optional array containing stack initialization data;</text:p>
        </text:list-item>
        <text:list-item>
          <text:p text:style-name="P39">call the parent class to perform initialization;</text:p>
        </text:list-item>
        <text:list-item>
          <text:p text:style-name="P39">if <text:span text:style-name="Class_20_Variables">stack</text:span> is empty, goto step 6;</text:p>
        </text:list-item>
        <text:list-item>
          <text:p text:style-name="P39">if <text:span text:style-name="Class_20_Variables">stack</text:span> is not an array, goto step 6;</text:p>
        </text:list-item>
        <text:list-item>
          <text:p text:style-name="P39">assign <text:span text:style-name="Class_20_Variables">stack</text:span> to the <text:span text:style-name="Class_20_Variables">stack</text:span> class array property;</text:p>
        </text:list-item>
        <text:list-item>
          <text:p text:style-name="P39">set the <text:span text:style-name="Class_20_Variables">readOnly</text:span> class property to false;</text:p>
        </text:list-item>
        <text:list-item>
          <text:p text:style-name="P39">exit.</text:p>
          <text:p text:style-name="P39"/>
        </text:list-item>
      </text:list>
      <text:p text:style-name="P36">Implementation</text:p>
      <text:p text:style-name="Method_20_Body"/>
      <text:p text:style-name="P10">/**</text:p>
      <text:p text:style-name="P10"><text:s/>* __construct</text:p>
      <text:p text:style-name="P10"><text:s/>*</text:p>
      <text:p text:style-name="P10"><text:s/>* Class constructor.</text:p>
      <text:p text:style-name="P10"><text:s/>* <text:span text:style-name="T5">@param</text:span> array $stack = (optional) array to initialize the stack with</text:p>
      <text:p text:style-name="P10"><text:s/>*/</text:p>
      <text:p text:style-name="P10">public function __construct($stack=null)</text:p>
      <text:p text:style-name="P10">{</text:p>
      <text:p text:style-name="P10"><text:tab/>parent::__construct();</text:p>
      <text:p text:style-name="P10"><text:tab/>if (($stack !== null) &amp;&amp; is_array($stack))</text:p>
      <text:p text:style-name="P10"><text:tab/>{</text:p>
      <text:p text:style-name="P10"><text:tab/><text:tab/>$this-&gt;stack = $stack;</text:p>
      <text:p text:style-name="P10"><text:tab/>}</text:p>
      <text:p text:style-name="P10"/>
      <text:p text:style-name="P10"><text:tab/>$this-&gt;readOnly = false;</text:p>
      <text:p text:style-name="P10">}</text:p>
      <text:p text:style-name="Method_20_Body"/>
      <text:p text:style-name="P36">Narrative</text:p>
      <text:p text:style-name="Method_20_Body"/>
      <text:p text:style-name="Method_20_Body">The <text:span text:style-name="Class_20_Variables">__construct</text:span> method expects a single optional parameter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">Parameter</text:p>
          </table:table-cell>
          <table:table-cell table:style-name="Table5.B1" office:value-type="string">
            <text:p text:style-name="P14">Description</text:p>
          </table:table-cell>
        </table:table-row>
        <table:table-row>
          <table:table-cell table:style-name="Table5.A2" office:value-type="string">
            <text:p text:style-name="P15">$stack</text:p>
          </table:table-cell>
          <table:table-cell table:style-name="Table5.B2" office:value-type="string">
            <text:p text:style-name="Method_20_Table_20_Description">An array containing stack initialization data.</text:p>
          </table:table-cell>
        </table:table-row>
      </table:table>
      <text:p text:style-name="Method_20_Body"/>
      <text:p text:style-name="Method_20_Body">The parent constructor is called to initialize the <text:span text:style-name="Class_20_Variables">Stack</text:span> class.</text:p>
      <text:p text:style-name="Method_20_Body"/>
      <text:p text:style-name="Method_20_Body">If <text:span text:style-name="Class_20_Variables">$stack</text:span> is an array and not <text:span text:style-name="T5">null</text:span>, the <text:span text:style-name="Class_20_Variables">$stack</text:span> parameter is copied to the <text:span text:style-name="Class_20_Variables">$stack</text:span> class property.</text:p>
      <text:p text:style-name="Method_20_Body"/>
      <text:p text:style-name="Method_20_Body">Finally, the <text:span text:style-name="Class_20_Variables">$readOnly</text:span> flag is reset.</text:p>
      <text:p text:style-name="Method_20_Body"/>
      <text:p text:style-name="Method_20_Body"/>
      <text:h text:style-name="P30" text:outline-level="5"><text:bookmark-start text:name="__toString"/>__toString<text:bookmark-end text:name="__toString"/></text:h>
      <text:p text:style-name="Method_20_Body"/>
      <text:p text:style-name="Method_20_Body">Return the stack as a printable string.</text:p>
      <text:p text:style-name="Method_20_Body"/>
      <text:p text:style-name="P36">Algorithm</text:p>
      <text:list xml:id="list657115403" text:style-name="L23">
        <text:list-item>
          <text:p text:style-name="P59">Pass the <text:span text:style-name="Class_20_Variables">stack</text:span> class property to the format method of the <text:span text:style-name="T5">FormatArray</text:span> class;</text:p>
        </text:list-item>
        <text:list-item>
          <text:p text:style-name="P59">return the result.</text:p>
          <text:p text:style-name="P59"/>
        </text:list-item>
      </text:list>
      <text:p text:style-name="P36">Implementation</text:p>
      <text:p text:style-name="Method_20_Body"/>
      <text:p text:style-name="Method_20_Code_20_Listing"><text:span text:style-name="T23">/**</text:span></text:p>
      <text:p text:style-name="P10"><text:s/>* __toString</text:p>
      <text:p text:style-name="P10"><text:s/>*</text:p>
      <text:p text:style-name="P10"><text:s/>* Output the stack as a printable string</text:p>
      <text:p text:style-name="P10"><text:s/>* <text:span text:style-name="T5">@return</text:span> string $buffer = printable string</text:p>
      <text:p text:style-name="P10"><text:s/>*/</text:p>
      <text:p text:style-name="P10">public function __toString()</text:p>
      <text:p text:style-name="P10">{</text:p>
      <text:p text:style-name="P10"><text:tab/>return \Library\PrintU\FormatArray::format($this-&gt;stack, </text:p>
      <text:p text:style-name="P10"><text:tab/><text:tab/><text:tab/><text:tab/><text:tab/><text:tab/><text:tab/> <text:s text:c="3"/>'Stack contents', </text:p>
      <text:p text:style-name="P10"><text:tab/><text:tab/><text:tab/><text:tab/><text:tab/><text:tab/><text:tab/> <text:s text:c="3"/>false, </text:p>
      <text:p text:style-name="P10"><text:tab/><text:tab/><text:tab/><text:tab/><text:tab/><text:tab/><text:tab/> <text:s text:c="3"/>false);</text:p>
      <text:p text:style-name="Method_20_Code_20_Listing"><text:span text:style-name="T23">}</text:span></text:p>
      <text:p text:style-name="Method_20_Body"/>
      <text:p text:style-name="P36">Narrative</text:p>
      <text:p text:style-name="Method_20_Body"/>
      <text:p text:style-name="Method_20_Body">Pass the <text:span text:style-name="Class_20_Variables">$stack</text:span> class array property to the <text:span text:style-name="Class_20_Variables">format</text:span> method of the <text:span text:style-name="T5">Library\PrintU\FormatArray</text:span> class and return the resulting string.</text:p>
      <text:p text:style-name="Method_20_Body"/>
      <text:p text:style-name="Method_20_Body"/>
      <text:p text:style-name="Method_20_Body"/>
      <text:h text:style-name="P30" text:outline-level="5"><text:bookmark-start text:name="offsetSet"/>offsetSet<text:bookmark-end text:name="offsetSet"/></text:h>
      <text:p text:style-name="Method_20_Body"/>
      <text:p text:style-name="P3"><text:span text:style-name="T7">The </text:span><text:span text:style-name="Class_20_Variables"><text:span text:style-name="T6">offsetSet</text:span></text:span><text:span text:style-name="T7"> method checks the </text:span><text:span text:style-name="Class_20_Variables"><text:span text:style-name="T6">$readOnly</text:span></text:span><text:span text:style-name="T7"> status of the stack prior to calling the parent's </text:span><text:span text:style-name="Class_20_Variables"><text:span text:style-name="T6">offsetSet</text:span></text:span><text:span text:style-name="T7"> method.</text:span></text:p>
      <text:p text:style-name="P4"/>
      <text:p text:style-name="P36">Algorithm</text:p>
      <text:list xml:id="list1903054481" text:style-name="L4">
        <text:list-item>
          <text:p text:style-name="P40">Accept <text:span text:style-name="Class_20_Variables">offset</text:span> as an integer offset to the stack location to set;</text:p>
        </text:list-item>
        <text:list-item>
          <text:p text:style-name="P40">accept <text:span text:style-name="Class_20_Variables">value</text:span> as a mixed type to assign to the <text:span text:style-name="Class_20_Variables">offset</text:span> location;</text:p>
        </text:list-item>
        <text:list-item>
          <text:p text:style-name="P40">call the <text:span text:style-name="Class_20_Variables">isReadWrite</text:span> class method;</text:p>
        </text:list-item>
        <text:list-item>
          <text:p text:style-name="P40">pass <text:span text:style-name="Class_20_Variables">offset</text:span> and <text:span text:style-name="Class_20_Variables">value</text:span> to the <text:span text:style-name="Class_20_Variables">offsetSet</text:span> method in the parent class;</text:p>
        </text:list-item>
        <text:list-item>
          <text:p text:style-name="P40">exit.</text:p>
          <text:p text:style-name="P40"/>
        </text:list-item>
      </text:list>
      <text:p text:style-name="P36">Implementation</text:p>
      <text:p text:style-name="Method_20_Body"/>
      <text:p text:style-name="Method_20_Code_20_Listing">/**</text:p>
      <text:p text:style-name="Method_20_Code_20_Listing"><text:s/>* offsetSet</text:p>
      <text:p text:style-name="Method_20_Code_20_Listing"><text:s/>*</text:p>
      <text:p text:style-name="Method_20_Code_20_Listing"><text:s/>* Set the stack at $offset to $value. </text:p>
      <text:p text:style-name="Method_20_Code_20_Listing"><text:s/>* if $offset is null, set next stack entry to $value</text:p>
      <text:p text:style-name="Method_20_Code_20_Listing"><text:s/>* @param integer $offset = offset to stack location to set</text:p>
      <text:p text:style-name="Method_20_Code_20_Listing"><text:s/>* @param mixed $value = value to set stack at $offset to</text:p>
      <text:p text:style-name="Method_20_Code_20_Listing"><text:s/>* @throws \Library\Stack\Exception</text:p>
      <text:p text:style-name="Method_20_Code_20_Listing"><text:s/>*/</text:p>
      <text:p text:style-name="Method_20_Code_20_Listing">public function offsetSet($offset, $value)</text:p>
      <text:p text:style-name="Method_20_Code_20_Listing">{</text:p>
      <text:p text:style-name="Method_20_Code_20_Listing"><text:tab/>$this-&gt;isReadWrite();</text:p>
      <text:p text:style-name="Method_20_Code_20_Listing"><text:tab/>parent::offsetSet($offset, $value);</text:p>
      <text:p text:style-name="Method_20_Code_20_Listing">}</text:p>
      <text:p text:style-name="P4"/>
      <text:p text:style-name="P36"><text:span text:style-name="T15">Narrative</text:span></text:p>
      <text:p text:style-name="Method_20_Body"><text:span text:style-name="T14"/></text:p>
      <text:p text:style-name="Method_20_Body">The <text:span text:style-name="Class_20_Variables">offsetSet</text:span> method expects two mandatory parameters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">Parameter</text:p>
          </table:table-cell>
          <table:table-cell table:style-name="Table6.B1" office:value-type="string">
            <text:p text:style-name="P14">Description</text:p>
          </table:table-cell>
        </table:table-row>
        <table:table-row>
          <table:table-cell table:style-name="Table6.A2" office:value-type="string">
            <text:p text:style-name="P15">$offset</text:p>
          </table:table-cell>
          <table:table-cell table:style-name="Table6.B2" office:value-type="string">
            <text:p text:style-name="Method_20_Table_20_Description">Offset to stack location to set.</text:p>
          </table:table-cell>
        </table:table-row>
        <table:table-row>
          <table:table-cell table:style-name="Table6.A2" office:value-type="string">
            <text:p text:style-name="P15">$value</text:p>
          </table:table-cell>
          <table:table-cell table:style-name="Table6.B2" office:value-type="string">
            <text:p text:style-name="Method_20_Table_20_Description">Value to set stack at $offset to.</text:p>
          </table:table-cell>
        </table:table-row>
      </table:table>
      <text:p text:style-name="Method_20_Body"/>
      <text:p text:style-name="Method_20_Body"><text:span text:style-name="T14">Calls the </text:span><text:span text:style-name="Class_20_Variables"><text:span text:style-name="T10">isReadWrite</text:span></text:span><text:span text:style-name="T14"> method to see if the the stack is writable – a </text:span><text:span text:style-name="Class_20_Variables"><text:span text:style-name="T10">Stack\Exception</text:span></text:span><text:span text:style-name="T14"> is thrown if the stack is read-only.</text:span></text:p>
      <text:p text:style-name="P3"/>
      <text:p text:style-name="Method_20_Body"><text:span text:style-name="T14">If the stack is read-write, the parent's </text:span><text:span text:style-name="Class_20_Variables"><text:span text:style-name="T10">offsetSet</text:span></text:span><text:span text:style-name="T15"> </text:span><text:span text:style-name="T14">method is called, passing the </text:span><text:span text:style-name="Class_20_Variables"><text:span text:style-name="T10">$offset</text:span></text:span><text:span text:style-name="T14"> and </text:span><text:span text:style-name="Class_20_Variables"><text:span text:style-name="T10">$value</text:span></text:span><text:span text:style-name="T14"> parameters.</text:span></text:p>
      <text:p text:style-name="P3"/>
      <text:p text:style-name="Method_20_Body"><text:span text:style-name="T14">Refer to the description of the </text:span><text:span text:style-name="Class_20_Variables"><text:span text:style-name="T10">Stack::offsetSet</text:span></text:span><text:span text:style-name="T14"> method in the </text:span><text:span text:style-name="Class_20_Variables"><text:span text:style-name="T10">Stack</text:span></text:span><text:span text:style-name="T15"> </text:span><text:span text:style-name="T14">documentation.</text:span></text:p>
      <text:p text:style-name="P4"/>
      <text:h text:style-name="P31" text:outline-level="5"><text:bookmark-start text:name="offsetUnset"/>offsetUnset<text:bookmark-end text:name="offsetUnset"/></text:h>
      <text:p text:style-name="Method_20_Body"/>
      <text:p text:style-name="Method_20_Body"><text:span text:style-name="T13">The </text:span><text:span text:style-name="Class_20_Variables"><text:span text:style-name="T9">offsetUnset</text:span></text:span><text:span text:style-name="T13"> method checks the</text:span><text:span text:style-name="T4"> </text:span><text:span text:style-name="Class_20_Variables"><text:span text:style-name="T9">$readOnly</text:span></text:span><text:span text:style-name="T13"> status of the stack prior to calling the parent's </text:span><text:span text:style-name="Class_20_Variables"><text:span text:style-name="T9">offsetUnset</text:span></text:span><text:span text:style-name="T13"> method.</text:span></text:p>
      <text:p text:style-name="P5"/>
      <text:p text:style-name="P36">Algorithm</text:p>
      <text:list xml:id="list371588334" text:style-name="L5">
        <text:list-item>
          <text:p text:style-name="P41">Accept <text:span text:style-name="Class_20_Variables">offset</text:span> as an integer indicating the location in the stack to be unset;</text:p>
        </text:list-item>
        <text:list-item>
          <text:p text:style-name="P41">call the <text:span text:style-name="Class_20_Variables">isReadWrite</text:span> class method;</text:p>
        </text:list-item>
        <text:list-item>
          <text:p text:style-name="P41">pass <text:span text:style-name="Class_20_Variables">offset</text:span> to the <text:span text:style-name="Class_20_Variables">offsetUnset</text:span> method of the parent class;</text:p>
        </text:list-item>
        <text:list-item>
          <text:p text:style-name="P41">exit.</text:p>
          <text:p text:style-name="P41"/>
        </text:list-item>
      </text:list>
      <text:p text:style-name="P36">Implementation</text:p>
      <text:p text:style-name="Method_20_Body"/>
      <text:p text:style-name="Method_20_Code_20_Listing">/**</text:p>
      <text:p text:style-name="Method_20_Code_20_Listing"><text:s/>* offsetUnset</text:p>
      <text:p text:style-name="Method_20_Code_20_Listing"><text:s/>*</text:p>
      <text:p text:style-name="Method_20_Code_20_Listing"><text:s/>* Unset the entry at stack location $offset</text:p>
      <text:p text:style-name="Method_20_Code_20_Listing"><text:s/>* @param integer $offset = location to unset</text:p>
      <text:p text:style-name="Method_20_Code_20_Listing"><text:s/>* @throws \Library\Stack\Exception</text:p>
      <text:p text:style-name="Method_20_Code_20_Listing"><text:s/>*/</text:p>
      <text:p text:style-name="Method_20_Code_20_Listing">public function offsetUnset($offset)</text:p>
      <text:p text:style-name="Method_20_Code_20_Listing">{</text:p>
      <text:p text:style-name="Method_20_Code_20_Listing"><text:tab/>$this-&gt;isReadWrite();</text:p>
      <text:p text:style-name="Method_20_Code_20_Listing"><text:tab/>parent::offsetUnset($offset);</text:p>
      <text:p text:style-name="Method_20_Code_20_Listing">}</text:p>
      <text:p text:style-name="P4"/>
      <text:p text:style-name="P36"><text:span text:style-name="T6">Narrative</text:span></text:p>
      <text:p text:style-name="Method_20_Body"><text:span text:style-name="T7"/></text:p>
      <text:p text:style-name="Method_20_Body">The <text:span text:style-name="Class_20_Variables">offsetSet</text:span> method expects a single mandatory parameter:</text:p>
      <text:p text:style-name="Method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">Parameter</text:p>
          </table:table-cell>
          <table:table-cell table:style-name="Table7.B1" office:value-type="string">
            <text:p text:style-name="P14">Description</text:p>
          </table:table-cell>
        </table:table-row>
        <table:table-row>
          <table:table-cell table:style-name="Table7.A2" office:value-type="string">
            <text:p text:style-name="P15">$offset</text:p>
          </table:table-cell>
          <table:table-cell table:style-name="Table7.B2" office:value-type="string">
            <text:p text:style-name="Method_20_Table_20_Description">Offset to stack location to set.</text:p>
          </table:table-cell>
        </table:table-row>
      </table:table>
      <text:p text:style-name="Method_20_Body"><text:span text:style-name="T7"/></text:p>
      <text:p text:style-name="Method_20_Body"><text:span text:style-name="T7">Calls the </text:span><text:span text:style-name="Class_20_Variables"><text:span text:style-name="T6">isReadWrite</text:span></text:span><text:span text:style-name="T7"> method to see if the the stack is writable – a </text:span><text:span text:style-name="Class_20_Variables"><text:span text:style-name="T6">Stack\Exception</text:span></text:span><text:span text:style-name="T7"> is thrown if the stack is read-only.</text:span></text:p>
      <text:p text:style-name="P3"/>
      <text:p text:style-name="P3"><text:span text:style-name="T7">If the stack is read-write, the parent's </text:span><text:span text:style-name="Class_20_Variables"><text:span text:style-name="T6">offsetUnset</text:span></text:span><text:span text:style-name="T6"> </text:span><text:span text:style-name="T7">method is called, passing the </text:span><text:span text:style-name="Class_20_Variables"><text:span text:style-name="T6">$offset</text:span></text:span><text:span text:style-name="T7"> parameter.</text:span></text:p>
      <text:p text:style-name="P3"/>
      <text:p text:style-name="P3"><text:span text:style-name="T7">Refer to the description of the </text:span><text:span text:style-name="Class_20_Variables"><text:span text:style-name="T11">Stack::offsetUnset</text:span></text:span><text:span text:style-name="T7"> method in the </text:span><text:span text:style-name="Class_20_Variables"><text:span text:style-name="T11">Stack</text:span></text:span><text:span text:style-name="T7"> documentation.</text:span></text:p>
      <text:p text:style-name="P4"/>
      <text:h text:style-name="P31" text:outline-level="5"><text:bookmark-start text:name="pop"/>pop<text:bookmark-end text:name="pop"/></text:h>
      <text:p text:style-name="Method_20_Body"/>
      <text:p text:style-name="P3"><text:span text:style-name="T7">The </text:span><text:span text:style-name="Class_20_Variables"><text:span text:style-name="T6">pop</text:span></text:span><text:span text:style-name="T7"> method checks the </text:span><text:span text:style-name="Class_20_Variables"><text:span text:style-name="T6">$readOnly</text:span></text:span><text:span text:style-name="T7"> status of the stack prior to calling the parent's </text:span><text:span text:style-name="Class_20_Variables"><text:span text:style-name="T6">pop</text:span></text:span><text:span text:style-name="T7"> method.</text:span></text:p>
      <text:p text:style-name="P4"/>
      <text:p text:style-name="P36">Algorithm</text:p>
      <text:list xml:id="list1445594135" text:style-name="L6">
        <text:list-item>
          <text:p text:style-name="P42">Call the <text:span text:style-name="Class_20_Variables">isReadWrite</text:span> class method;</text:p>
        </text:list-item>
        <text:list-item>
          <text:p text:style-name="P42">call the <text:span text:style-name="Class_20_Variables">pop</text:span> method of the parent class;</text:p>
        </text:list-item>
        <text:list-item>
          <text:p text:style-name="P42">return the result.</text:p>
          <text:p text:style-name="P42"/>
        </text:list-item>
      </text:list>
      <text:p text:style-name="P36">Implementation</text:p>
      <text:p text:style-name="Method_20_Body"/>
      <text:p text:style-name="P9">/**</text:p>
      <text:p text:style-name="P9"><text:s/>* pop</text:p>
      <text:p text:style-name="P9"><text:s/>*</text:p>
      <text:p text:style-name="P9"><text:s/>* extracts the last value in the array, decreases the array size by one </text:p>
      <text:p text:style-name="P9"><text:s/>* <text:s text:c="9"/>and returns the element value</text:p>
      <text:p text:style-name="P9"><text:s/>* @return mixed $element = the value extracted from the array</text:p>
      <text:p text:style-name="P9"><text:s/>* @throws \Library\Stack\Exception</text:p>
      <text:p text:style-name="P9"><text:s/>*/</text:p>
      <text:p text:style-name="P9">public function pop()</text:p>
      <text:p text:style-name="P9">{</text:p>
      <text:p text:style-name="P9"><text:tab/>$this-&gt;isReadWrite();</text:p>
      <text:p text:style-name="P9"><text:tab/>return parent::pop();</text:p>
      <text:p text:style-name="P9">}</text:p>
      <text:p text:style-name="P4"/>
      <text:p text:style-name="P35"><text:span text:style-name="T6">Narrative</text:span></text:p>
      <text:p text:style-name="P3"><text:span text:style-name="T7"/></text:p>
      <text:p text:style-name="P3"><text:span text:style-name="T7">Calls the </text:span><text:span text:style-name="Class_20_Variables"><text:span text:style-name="T6">isReadWrite</text:span></text:span><text:span text:style-name="T7"> method to see if the the stack is writable – a </text:span><text:span text:style-name="Class_20_Variables"><text:span text:style-name="T6">Stack\Exception</text:span></text:span><text:span text:style-name="T7"> is thrown if the stack is read-only.</text:span></text:p>
      <text:p text:style-name="P3"/>
      <text:p text:style-name="P3"><text:span text:style-name="T7">If the stack is read-write, the parent's </text:span><text:span text:style-name="Class_20_Variables"><text:span text:style-name="T6">pop</text:span></text:span><text:span text:style-name="T6"> </text:span><text:span text:style-name="T7">method is called.</text:span></text:p>
      <text:p text:style-name="P3"/>
      <text:p text:style-name="P3"><text:span text:style-name="T7">Refer to the description of the </text:span><text:span text:style-name="Class_20_Variables"><text:span text:style-name="T11">Stack::pop</text:span></text:span><text:span text:style-name="T7"> method in the </text:span><text:span text:style-name="Class_20_Variables"><text:span text:style-name="T11">Stack</text:span></text:span><text:span text:style-name="T7"> documentation.</text:span></text:p>
      <text:p text:style-name="P4"/>
      <text:h text:style-name="P31" text:outline-level="5"><text:bookmark-start text:name="push"/>push<text:bookmark-end text:name="push"/></text:h>
      <text:p text:style-name="Method_20_Body"/>
      <text:p text:style-name="P3"><text:span text:style-name="T7">The </text:span><text:span text:style-name="Class_20_Variables"><text:span text:style-name="T6">push</text:span></text:span><text:span text:style-name="T7"> method checks the </text:span><text:span text:style-name="Class_20_Variables"><text:span text:style-name="T6">$readOnly</text:span></text:span><text:span text:style-name="Class_20_Variables"><text:span text:style-name="T11"> </text:span></text:span><text:span text:style-name="T7">status of the stack prior to calling the parent's</text:span><text:span text:style-name="Class_20_Variables"><text:span text:style-name="T11"> </text:span></text:span><text:span text:style-name="Class_20_Variables"><text:span text:style-name="T6">push</text:span></text:span><text:span text:style-name="T7"> method.</text:span></text:p>
      <text:p text:style-name="P3"/>
      <text:p text:style-name="P3"><text:span text:style-name="T7">It also behaves like the </text:span><text:span text:style-name="T8">PHP array_push</text:span><text:span text:style-name="T7"> function, allowing more than a single value to be pushed onto the stack at the same time.</text:span></text:p>
      <text:p text:style-name="P4"/>
      <text:p text:style-name="P36">Algorithm</text:p>
      <text:list xml:id="list1181781805" text:style-name="L7">
        <text:list-item>
          <text:p text:style-name="P43">Accept <text:span text:style-name="Class_20_Variables">value</text:span> as the value to push onto the stack;</text:p>
        </text:list-item>
        <text:list-item>
          <text:p text:style-name="P43">call the <text:span text:style-name="Class_20_Variables">isReadWrite</text:span> class method;</text:p>
        </text:list-item>
        <text:list-item>
          <text:p text:style-name="P43">set <text:span text:style-name="Class_20_Variables">pointer</text:span> to 0;</text:p>
        </text:list-item>
        <text:list-item>
          <text:p text:style-name="P43">extract <text:span text:style-name="Class_20_Variables">value</text:span> from <text:span text:style-name="Class_20_Variables">parameters</text:span> element pointed to by <text:span text:style-name="Class_20_Variables">pointer</text:span>;</text:p>
        </text:list-item>
        <text:list-item>
          <text:p text:style-name="P43">pass <text:span text:style-name="Class_20_Variables">value</text:span> to the <text:span text:style-name="Class_20_Variables">push</text:span> method of the parent class;</text:p>
        </text:list-item>
        <text:list-item>
          <text:p text:style-name="P43">store the result in <text:span text:style-name="Class_20_Variables">stackTop</text:span>;</text:p>
        </text:list-item>
        <text:list-item>
          <text:p text:style-name="P43">if the number of <text:span text:style-name="Class_20_Variables">parameters</text:span> passed to this method is 1, goto step <text:span text:style-name="T5">9</text:span>;</text:p>
        </text:list-item>
        <text:list-item>
          <text:p text:style-name="P43">increment <text:span text:style-name="Class_20_Variables">pointer</text:span>;</text:p>
        </text:list-item>
        <text:list-item>
          <text:p text:style-name="P43">if <text:span text:style-name="Class_20_Variables">pointer</text:span> is less than the number of elements in <text:span text:style-name="Class_20_Variables">parameters</text:span>, goto step <text:span text:style-name="T5">4</text:span>;</text:p>
        </text:list-item>
        <text:list-item>
          <text:p text:style-name="P43">return <text:span text:style-name="Class_20_Variables">stackTop</text:span>.</text:p>
          <text:p text:style-name="P43"/>
        </text:list-item>
      </text:list>
      <text:p text:style-name="P36">Implementation</text:p>
      <text:p text:style-name="Method_20_Body"/>
      <text:p text:style-name="Method_20_Code_20_Listing">/**</text:p>
      <text:p text:style-name="Method_20_Code_20_Listing"><text:s/>* push</text:p>
      <text:p text:style-name="Method_20_Code_20_Listing"><text:s/>*</text:p>
      <text:p text:style-name="Method_20_Code_20_Listing"><text:s/>* push a new item onto the top (end) of the stack</text:p>
      <text:p text:style-name="Method_20_Code_20_Listing"><text:s/>* @param mixed $value = value to store on the stack</text:p>
      <text:p text:style-name="Method_20_Code_20_Listing"><text:s/>* @return mixed $value = value on the top of the stack</text:p>
      <text:p text:style-name="Method_20_Code_20_Listing"><text:s/>* @throws \Library\Stack\Exception</text:p>
      <text:p text:style-name="Method_20_Code_20_Listing"><text:s/>*/</text:p>
      <text:p text:style-name="Method_20_Code_20_Listing">public function push($value)</text:p>
      <text:p text:style-name="Method_20_Code_20_Listing">{</text:p>
      <text:p text:style-name="Method_20_Code_20_Listing"><text:tab/>$this-&gt;isReadWrite();</text:p>
      <text:p text:style-name="Method_20_Code_20_Listing"><text:tab/><text:tab/></text:p>
      <text:p text:style-name="Method_20_Code_20_Listing"><text:tab/>$stackTop = parent::push($value);</text:p>
      <text:p text:style-name="Method_20_Code_20_Listing"><text:tab/>if (func_num_args() &gt; 1)</text:p>
      <text:p text:style-name="Method_20_Code_20_Listing"><text:tab/>{</text:p>
      <text:p text:style-name="Method_20_Code_20_Listing"><text:tab/><text:tab/>$arguments = func_get_args();</text:p>
      <text:p text:style-name="Method_20_Code_20_Listing"><text:tab/><text:tab/>array_shift($arguments);</text:p>
      <text:p text:style-name="Method_20_Code_20_Listing"/>
      <text:p text:style-name="Method_20_Code_20_Listing"><text:tab/><text:tab/>foreach($arguments as $argument)</text:p>
      <text:p text:style-name="Method_20_Code_20_Listing"><text:tab/><text:tab/>{</text:p>
      <text:p text:style-name="Method_20_Code_20_Listing"><text:tab/><text:tab/><text:tab/>$stackTop = array_push($this-&gt;stack, $argument);</text:p>
      <text:p text:style-name="Method_20_Code_20_Listing"><text:tab/><text:tab/>}</text:p>
      <text:p text:style-name="Method_20_Code_20_Listing"><text:tab/>}</text:p>
      <text:p text:style-name="Method_20_Code_20_Listing"/>
      <text:p text:style-name="Method_20_Code_20_Listing"><text:tab/>return $stackTop;</text:p>
      <text:p text:style-name="Method_20_Code_20_Listing">}</text:p>
      <text:p text:style-name="P7"/>
      <text:p text:style-name="P35"><text:span text:style-name="T6"/></text:p>
      <text:p text:style-name="P60"><text:span text:style-name="T6">Narrative</text:span></text:p>
      <text:p text:style-name="P3"><text:span text:style-name="T7"/></text:p>
      <text:p text:style-name="Method_20_Body">The <text:span text:style-name="Class_20_Variables">push</text:span> method expects a single mandatory parameter</text:p>
      <text:p text:style-name="Method_20_Body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">Parameter</text:p>
          </table:table-cell>
          <table:table-cell table:style-name="Table8.B1" office:value-type="string">
            <text:p text:style-name="P14">Description</text:p>
          </table:table-cell>
        </table:table-row>
        <table:table-row>
          <table:table-cell table:style-name="Table8.A2" office:value-type="string">
            <text:p text:style-name="P15">$value</text:p>
          </table:table-cell>
          <table:table-cell table:style-name="Table8.B2" office:value-type="string">
            <text:p text:style-name="Method_20_Table_20_Description">The value to push onto the top of the stack.</text:p>
          </table:table-cell>
        </table:table-row>
      </table:table>
      <text:p text:style-name="P3"><text:span text:style-name="T7"/></text:p>
      <text:p text:style-name="P3"><text:span text:style-name="T7">And as many optional parameters as provided to be pushed onto the stack.</text:span></text:p>
      <text:p text:style-name="P3"><text:span text:style-name="T7"/></text:p>
      <text:p text:style-name="P3"><text:span text:style-name="T7">Calls the </text:span><text:span text:style-name="Class_20_Variables"><text:span text:style-name="T6">isReadWrite</text:span></text:span><text:span text:style-name="T7"> method to see if the the stack is writable – a </text:span><text:span text:style-name="Class_20_Variables"><text:span text:style-name="T6">Stack\Exception</text:span></text:span><text:span text:style-name="T7"> is thrown if the stack is read-only.</text:span></text:p>
      <text:p text:style-name="P3"/>
      <text:p text:style-name="P3"><text:span text:style-name="T7">If the stack is read-write, the parent's </text:span><text:span text:style-name="Class_20_Variables"><text:span text:style-name="T6">push</text:span></text:span><text:span text:style-name="T6"> </text:span><text:span text:style-name="T7">method is called.</text:span></text:p>
      <text:p text:style-name="P3"/>
      <text:p text:style-name="P3">The <text:span text:style-name="T5">push</text:span> method implements a multi-value push. <text:s/>Although it is much slower than the built-in <text:span text:style-name="T22">array_push</text:span> array function, it produces the same result using the extended <text:span text:style-name="T5">Stack</text:span> class.</text:p>
      <text:p text:style-name="P3"/>
      <text:p text:style-name="P3"><text:span text:style-name="T7">Refer to the description of the </text:span><text:span text:style-name="Class_20_Variables"><text:span text:style-name="T11">Stack::push</text:span></text:span><text:span text:style-name="T7"> method in the </text:span><text:span text:style-name="Class_20_Variables"><text:span text:style-name="T11">Stack</text:span></text:span><text:span text:style-name="T7"> documentation.</text:span></text:p>
      <text:p text:style-name="P4"/>
      <text:h text:style-name="P31" text:outline-level="5"><text:bookmark-start text:name="shift"/>shift<text:bookmark-end text:name="shift"/></text:h>
      <text:p text:style-name="Method_20_Body"/>
      <text:p text:style-name="P3"><text:span text:style-name="T7">The </text:span><text:span text:style-name="Class_20_Variables"><text:span text:style-name="T6">shift</text:span></text:span><text:span text:style-name="T7"> method checks the </text:span><text:span text:style-name="Class_20_Variables"><text:span text:style-name="T6">$readOnly</text:span></text:span><text:span text:style-name="T7"> status of the stack prior to calling the parent's </text:span><text:span text:style-name="Class_20_Variables"><text:span text:style-name="T6">shift</text:span></text:span><text:span text:style-name="T7"> method.</text:span></text:p>
      <text:p text:style-name="P4"/>
      <text:p text:style-name="P36">Algorithm</text:p>
      <text:list xml:id="list1179485087" text:style-name="L8">
        <text:list-item>
          <text:p text:style-name="P44">call the <text:span text:style-name="Class_20_Variables">isReadWrite</text:span> class method;</text:p>
        </text:list-item>
        <text:list-item>
          <text:p text:style-name="P44">call the <text:span text:style-name="Class_20_Variables">shift</text:span> method of the parent class;</text:p>
        </text:list-item>
        <text:list-item>
          <text:p text:style-name="P44">return the result.</text:p>
          <text:p text:style-name="P44"/>
        </text:list-item>
      </text:list>
      <text:p text:style-name="P36">Implementation</text:p>
      <text:p text:style-name="Method_20_Body"/>
      <text:p text:style-name="Method_20_Code_20_Listing">/**</text:p>
      <text:p text:style-name="Method_20_Code_20_Listing"><text:s/>* shift</text:p>
      <text:p text:style-name="Method_20_Code_20_Listing"><text:s/>*</text:p>
      <text:p text:style-name="Method_20_Code_20_Listing"><text:s/>* remove a value from the beginning of the stack</text:p>
      <text:p text:style-name="Method_20_Code_20_Listing"><text:s/>* @return mixed $value = value shifted off the stack</text:p>
      <text:p text:style-name="Method_20_Code_20_Listing"><text:s/>* @throws \Library\Stack\Exception</text:p>
      <text:p text:style-name="Method_20_Code_20_Listing"><text:s/>*/</text:p>
      <text:p text:style-name="Method_20_Code_20_Listing">public function shift()</text:p>
      <text:p text:style-name="Method_20_Code_20_Listing">{</text:p>
      <text:p text:style-name="Method_20_Code_20_Listing"><text:tab/>$this-&gt;isReadWrite();</text:p>
      <text:p text:style-name="Method_20_Code_20_Listing"><text:tab/>return parent::shift();</text:p>
      <text:p text:style-name="Method_20_Code_20_Listing">}</text:p>
      <text:p text:style-name="P4"/>
      <text:p text:style-name="P35"><text:span text:style-name="T6">Narrative</text:span></text:p>
      <text:p text:style-name="P3"><text:span text:style-name="T7"/></text:p>
      <text:p text:style-name="P3"><text:span text:style-name="T7">Calls the </text:span><text:span text:style-name="Class_20_Variables"><text:span text:style-name="T11">isReadWrite</text:span></text:span><text:span text:style-name="T7"> method to see if the the stack is writable – a </text:span><text:span text:style-name="Class_20_Variables"><text:span text:style-name="T6">Stack\Exception</text:span></text:span><text:span text:style-name="T7"> is thrown if the stack is read-only.</text:span></text:p>
      <text:p text:style-name="P3"/>
      <text:p text:style-name="P3"><text:span text:style-name="T7">If the stack is read-write, the parent's </text:span><text:span text:style-name="Class_20_Variables"><text:span text:style-name="T6">shift</text:span></text:span><text:span text:style-name="T6"> </text:span><text:span text:style-name="T7">method is called and the result is returned.</text:span></text:p>
      <text:p text:style-name="P3"/>
      <text:p text:style-name="P3"><text:span text:style-name="T7">Refer to the description of the </text:span><text:span text:style-name="Class_20_Variables"><text:span text:style-name="T11">Stack::shift</text:span></text:span><text:span text:style-name="T7"> method in the </text:span><text:span text:style-name="Class_20_Variables"><text:span text:style-name="T11">Stack</text:span></text:span><text:span text:style-name="T7"> documentation.</text:span></text:p>
      <text:p text:style-name="P4"/>
      <text:p text:style-name="P4"/>
      <text:h text:style-name="P31" text:outline-level="5"><text:bookmark-start text:name="unserialize"/>unserialize<text:bookmark-end text:name="unserialize"/></text:h>
      <text:p text:style-name="Method_20_Body"/>
      <text:p text:style-name="Method_20_Body">Unserialize a serialized string created by <text:span text:style-name="Class_20_Variables">Stack</text:span>.</text:p>
      <text:p text:style-name="Method_20_Body"/>
      <text:p text:style-name="P36">Algorithm</text:p>
      <text:list xml:id="list1784238770" text:style-name="L9">
        <text:list-item>
          <text:p text:style-name="P45">Accept <text:span text:style-name="Class_20_Variables">serialized</text:span> as a serialized string created by the <text:span text:style-name="Class_20_Variables">serialize</text:span> method of this class;</text:p>
        </text:list-item>
        <text:list-item>
          <text:p text:style-name="P45">call the <text:span text:style-name="Class_20_Variables">isReadWrite</text:span> class method;</text:p>
        </text:list-item>
        <text:list-item>
          <text:p text:style-name="P45">pass <text:span text:style-name="Class_20_Variables">serialized</text:span> to the <text:span text:style-name="Class_20_Variables">unserialize</text:span> method of the parent class;</text:p>
        </text:list-item>
        <text:list-item>
          <text:p text:style-name="P45">exit.</text:p>
          <text:p text:style-name="P45"/>
        </text:list-item>
      </text:list>
      <text:p text:style-name="P36">Implementation</text:p>
      <text:p text:style-name="Method_20_Body"/>
      <text:p text:style-name="P11">/**</text:p>
      <text:p text:style-name="P11"><text:s/>* unserialize</text:p>
      <text:p text:style-name="P11"><text:s/>*</text:p>
      <text:p text:style-name="P11"><text:s/>* Unserialize a Stack serialized string</text:p>
      <text:p text:style-name="P11"><text:s/>* @param string $serialized = serialization string created by Stack::serialize</text:p>
      <text:p text:style-name="P11"><text:s/>*/</text:p>
      <text:p text:style-name="P11">public function unserialize($serialized)</text:p>
      <text:p text:style-name="P11">{</text:p>
      <text:p text:style-name="P11"><text:tab/>$this-&gt;isReadWrite();</text:p>
      <text:p text:style-name="P11"><text:tab/>parent::unserialize($serialized);</text:p>
      <text:p text:style-name="P11">}</text:p>
      <text:p text:style-name="Method_20_Body"/>
      <text:p text:style-name="P35"><text:span text:style-name="T6">Narrative</text:span></text:p>
      <text:p text:style-name="P3"><text:span text:style-name="T7"/></text:p>
      <text:p text:style-name="Method_20_Body">The <text:span text:style-name="Class_20_Variables">unserialize</text:span> method expects a single mandatory parameter:</text:p>
      <text:p text:style-name="Method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4">Parameter</text:p>
          </table:table-cell>
          <table:table-cell table:style-name="Table9.B1" office:value-type="string">
            <text:p text:style-name="P14">Description</text:p>
          </table:table-cell>
        </table:table-row>
        <table:table-row>
          <table:table-cell table:style-name="Table9.A2" office:value-type="string">
            <text:p text:style-name="P15">$serialized</text:p>
          </table:table-cell>
          <table:table-cell table:style-name="Table9.B2" office:value-type="string">
            <text:p text:style-name="Method_20_Table_20_Description">A serialized string created by the <text:span text:style-name="Class_20_Variables">serialize</text:span> method of this class.</text:p>
          </table:table-cell>
        </table:table-row>
      </table:table>
      <text:p text:style-name="P3"><text:span text:style-name="T7"/></text:p>
      <text:p text:style-name="P3"><text:span text:style-name="T7">Calls the </text:span><text:span text:style-name="Class_20_Variables"><text:span text:style-name="T11">isReadWrite</text:span></text:span><text:span text:style-name="T7"> method to see if the the stack is writable – a </text:span><text:span text:style-name="Class_20_Variables"><text:span text:style-name="T6">Stack\Exception</text:span></text:span><text:span text:style-name="T7"> is thrown if the stack is read-only.</text:span></text:p>
      <text:p text:style-name="P3"/>
      <text:p text:style-name="P3"><text:span text:style-name="T7">If the stack is read-write, the parent's </text:span><text:span text:style-name="Class_20_Variables"><text:span text:style-name="T6">unserialize</text:span></text:span><text:span text:style-name="T6"> </text:span><text:span text:style-name="T7">method is called and the result is returned.</text:span></text:p>
      <text:p text:style-name="P3"/>
      <text:p text:style-name="P3"><text:span text:style-name="T7">Refer to the description of the </text:span><text:span text:style-name="Class_20_Variables"><text:span text:style-name="T11">Stack::unserialize</text:span></text:span><text:span text:style-name="T7"> method in the </text:span><text:span text:style-name="Class_20_Variables"><text:span text:style-name="T11">Stack</text:span></text:span><text:span text:style-name="T7"> documentation.</text:span></text:p>
      <text:p text:style-name="Method_20_Body"/>
      <text:h text:style-name="P30" text:outline-level="5"><text:bookmark-start text:name="unshift"/>unshift<text:bookmark-end text:name="unshift"/></text:h>
      <text:p text:style-name="Method_20_Body"/>
      <text:p text:style-name="P3"><text:span text:style-name="T7">The </text:span><text:span text:style-name="Class_20_Variables"><text:span text:style-name="T6">unshift</text:span></text:span><text:span text:style-name="T7"> method checks the </text:span><text:span text:style-name="Class_20_Variables"><text:span text:style-name="T6">$readOnly</text:span></text:span><text:span text:style-name="T7"> status of the stack prior to calling the parent's </text:span><text:span text:style-name="Class_20_Variables"><text:span text:style-name="T6">unshift</text:span></text:span><text:span text:style-name="T7"> method.</text:span></text:p>
      <text:p text:style-name="P4"/>
      <text:p text:style-name="P36">Algorithm</text:p>
      <text:list xml:id="list1815425345" text:style-name="L10">
        <text:list-item>
          <text:p text:style-name="P46">Accept value as a variable of mixed type to shift onto the stack;</text:p>
        </text:list-item>
        <text:list-item>
          <text:p text:style-name="P46">call the <text:span text:style-name="Class_20_Variables">isReadWrite</text:span> class method;</text:p>
        </text:list-item>
        <text:list-item>
          <text:p text:style-name="P46">pass <text:span text:style-name="Class_20_Variables">value</text:span> to the <text:span text:style-name="Class_20_Variables">unshift</text:span> method of the parent class;</text:p>
        </text:list-item>
        <text:list-item>
          <text:p text:style-name="P46">exit.</text:p>
          <text:p text:style-name="P46"/>
        </text:list-item>
      </text:list>
      <text:p text:style-name="P36">Implementation</text:p>
      <text:p text:style-name="Method_20_Body"/>
      <text:p text:style-name="Method_20_Code_20_Listing">/**</text:p>
      <text:p text:style-name="Method_20_Code_20_Listing"><text:s/>* unshift</text:p>
      <text:p text:style-name="Method_20_Code_20_Listing"><text:s/>*</text:p>
      <text:p text:style-name="Method_20_Code_20_Listing"><text:s/>* add a value to the beginning of the stack</text:p>
      <text:p text:style-name="Method_20_Code_20_Listing"><text:s/>* @param mixed $value = value to shift onto the stack</text:p>
      <text:p text:style-name="Method_20_Code_20_Listing"><text:s/>* @throws \Library\Stack\Exception</text:p>
      <text:p text:style-name="Method_20_Code_20_Listing"><text:s/>*/</text:p>
      <text:p text:style-name="Method_20_Code_20_Listing">public function unshift($value)</text:p>
      <text:p text:style-name="Method_20_Code_20_Listing">{</text:p>
      <text:p text:style-name="Method_20_Code_20_Listing"><text:tab/>$this-&gt;isReadWrite();</text:p>
      <text:p text:style-name="Method_20_Code_20_Listing"><text:tab/>parent::unshift($value);</text:p>
      <text:p text:style-name="Method_20_Code_20_Listing">}</text:p>
      <text:p text:style-name="P4"/>
      <text:p text:style-name="P35"><text:span text:style-name="T6">Narrative</text:span></text:p>
      <text:p text:style-name="P3"><text:span text:style-name="T7"/></text:p>
      <text:p text:style-name="Method_20_Body">The <text:span text:style-name="Class_20_Variables">unshift</text:span> method expects a single mandatory parameter:</text:p>
      <text:p text:style-name="Method_20_Body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">Parameter</text:p>
          </table:table-cell>
          <table:table-cell table:style-name="Table10.B1" office:value-type="string">
            <text:p text:style-name="P14">Description</text:p>
          </table:table-cell>
        </table:table-row>
        <table:table-row>
          <table:table-cell table:style-name="Table10.A2" office:value-type="string">
            <text:p text:style-name="P15">$value</text:p>
          </table:table-cell>
          <table:table-cell table:style-name="Table10.B2" office:value-type="string">
            <text:p text:style-name="Method_20_Table_20_Description">The value to shift onto the beginning (bottom) of the stack.</text:p>
          </table:table-cell>
        </table:table-row>
      </table:table>
      <text:p text:style-name="P3"><text:span text:style-name="T7"/></text:p>
      <text:p text:style-name="P3"><text:span text:style-name="T7">Calls the </text:span><text:span text:style-name="Class_20_Variables"><text:span text:style-name="T11">isReadWrite</text:span></text:span><text:span text:style-name="T7"> method to see if the the stack is writable – a </text:span><text:span text:style-name="Class_20_Variables"><text:span text:style-name="T6">Stack\Exception</text:span></text:span><text:span text:style-name="T7"> is thrown if the stack is read-only.</text:span></text:p>
      <text:p text:style-name="P3"/>
      <text:p text:style-name="P3"><text:span text:style-name="T7">If the stack is read-write, the parent's </text:span><text:span text:style-name="Class_20_Variables"><text:span text:style-name="T6">unshift</text:span></text:span><text:span text:style-name="T6"> </text:span><text:span text:style-name="T7">method is called and the result is returned.</text:span></text:p>
      <text:p text:style-name="P3"/>
      <text:p text:style-name="P3"><text:span text:style-name="T7">Refer to the description of the </text:span><text:span text:style-name="Class_20_Variables"><text:span text:style-name="T11">Stack::unshift</text:span></text:span><text:span text:style-name="T7"> method in the </text:span><text:span text:style-name="Class_20_Variables"><text:span text:style-name="T11">Stack</text:span></text:span><text:span text:style-name="T7"> documentation.</text:span></text:p>
      <text:p text:style-name="P4"/>
      <text:h text:style-name="P31" text:outline-level="5"><text:bookmark-start text:name="removeKey"/>removeKey<text:bookmark-end text:name="removeKey"/></text:h>
      <text:p text:style-name="Method_20_Body"/>
      <text:p text:style-name="Method_20_Body">Remove (unset) the requested stack key.</text:p>
      <text:p text:style-name="Method_20_Body"/>
      <text:p text:style-name="P36">Algorithm</text:p>
      <text:list xml:id="list700135963" text:style-name="L11">
        <text:list-item>
          <text:p text:style-name="P47">Accept <text:span text:style-name="Class_20_Variables">key</text:span> as the key to be removed;</text:p>
        </text:list-item>
        <text:list-item>
          <text:p text:style-name="P47">if <text:span text:style-name="Class_20_Variables">key</text:span> is a valid index of the <text:span text:style-name="Class_20_Variables">stack</text:span> class array property, goto step <text:span text:style-name="T5">4</text:span>;</text:p>
        </text:list-item>
        <text:list-item>
          <text:p text:style-name="P47">exit with error;</text:p>
        </text:list-item>
        <text:list-item>
          <text:p text:style-name="P47">pass <text:span text:style-name="Class_20_Variables">key</text:span> to the <text:span text:style-name="Class_20_Variables">offsetUnset</text:span> method of the current class;</text:p>
        </text:list-item>
        <text:list-item>
          <text:p text:style-name="P47">exit.</text:p>
          <text:p text:style-name="P47"/>
        </text:list-item>
      </text:list>
      <text:p text:style-name="P36">Implementation</text:p>
      <text:p text:style-name="Method_20_Body"/>
      <text:p text:style-name="Method_20_Code_20_Listing">/**</text:p>
      <text:p text:style-name="Method_20_Code_20_Listing"><text:s/>* removeKey</text:p>
      <text:p text:style-name="Method_20_Code_20_Listing"><text:s/>*</text:p>
      <text:p text:style-name="Method_20_Code_20_Listing"><text:s/>* remove (unset) the requested stack key</text:p>
      <text:p text:style-name="Method_20_Code_20_Listing"><text:s/>* @param mixed $key = key to unset</text:p>
      <text:p text:style-name="Method_20_Code_20_Listing"><text:s/>* @return null</text:p>
      <text:p text:style-name="Method_20_Code_20_Listing"><text:s/>* @throws \Library\Stack\Exception</text:p>
      <text:p text:style-name="Method_20_Code_20_Listing"><text:s/>*/</text:p>
      <text:p text:style-name="Method_20_Code_20_Listing">public function removeKey($key)</text:p>
      <text:p text:style-name="Method_20_Code_20_Listing">{</text:p>
      <text:p text:style-name="Method_20_Code_20_Listing"><text:tab/>if (! array_key_exists($key, $this-&gt;stack))</text:p>
      <text:p text:style-name="Method_20_Code_20_Listing"><text:tab/>{</text:p>
      <text:p text:style-name="Method_20_Code_20_Listing"><text:tab/><text:tab/>$this-&gt;throwException('UnknownStackElement');</text:p>
      <text:p text:style-name="Method_20_Code_20_Listing"><text:tab/>}</text:p>
      <text:p text:style-name="Method_20_Code_20_Listing"/>
      <text:p text:style-name="Method_20_Code_20_Listing"><text:tab/>$this-&gt;offsetUnset($key);</text:p>
      <text:p text:style-name="Method_20_Code_20_Listing">}</text:p>
      <text:p text:style-name="Method_20_Body"/>
      <text:p text:style-name="P35"><text:span text:style-name="T6">Narrative</text:span></text:p>
      <text:p text:style-name="P3"><text:span text:style-name="T7"/></text:p>
      <text:p text:style-name="Method_20_Body">The <text:span text:style-name="Class_20_Variables">removeKey</text:span> method expects a single mandatory parameter:</text:p>
      <text:p text:style-name="Method_20_Body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4">Parameter</text:p>
          </table:table-cell>
          <table:table-cell table:style-name="Table11.B1" office:value-type="string">
            <text:p text:style-name="P14">Description</text:p>
          </table:table-cell>
        </table:table-row>
        <table:table-row>
          <table:table-cell table:style-name="Table11.A2" office:value-type="string">
            <text:p text:style-name="P15">$key</text:p>
          </table:table-cell>
          <table:table-cell table:style-name="Table11.B2" office:value-type="string">
            <text:p text:style-name="Method_20_Table_20_Description">The key to remove from the stack.</text:p>
          </table:table-cell>
        </table:table-row>
      </table:table>
      <text:p text:style-name="P3"><text:span text:style-name="T7"/></text:p>
      <text:p text:style-name="P3"><text:span text:style-name="T7">If the requested </text:span><text:span text:style-name="Class_20_Variables"><text:span text:style-name="T6">$key</text:span></text:span><text:span text:style-name="T7"> does not exist, a </text:span><text:span text:style-name="Class_20_Variables"><text:span text:style-name="T6">Stack\Exception</text:span></text:span><text:span text:style-name="T7"> is thrown. <text:s/>Otherwise, the </text:span><text:span text:style-name="Class_20_Variables"><text:span text:style-name="T6">$key</text:span></text:span><text:span text:style-name="T7"> is passed to </text:span><text:span text:style-name="Class_20_Variables"><text:span text:style-name="T6">offsetUnset</text:span></text:span><text:span text:style-name="T7"> to be deleted.</text:span></text:p>
      <text:p text:style-name="Method_20_Body"/>
      <text:p text:style-name="Method_20_Body"/>
      <text:h text:style-name="P30" text:outline-level="5"><text:bookmark-start text:name="topIndex"/>topIndex<text:bookmark-end text:name="topIndex"/></text:h>
      <text:p text:style-name="Method_20_Body"/>
      <text:p text:style-name="Method_20_Body">Return the top of stack index, throws exception if the stack is empty.</text:p>
      <text:p text:style-name="Method_20_Body"/>
      <text:p text:style-name="P36">Algorithm</text:p>
      <text:list xml:id="list907837035" text:style-name="L12">
        <text:list-item>
          <text:p text:style-name="P48">Call the <text:span text:style-name="Class_20_Variables">top</text:span> method of the current class;</text:p>
        </text:list-item>
        <text:list-item>
          <text:p text:style-name="P48">call the <text:span text:style-name="Class_20_Variables">key</text:span> method of the current class;</text:p>
        </text:list-item>
        <text:list-item>
          <text:p text:style-name="P48">return the result.</text:p>
          <text:p text:style-name="P48"/>
        </text:list-item>
      </text:list>
      <text:p text:style-name="P36">Implementation</text:p>
      <text:p text:style-name="Method_20_Body"/>
      <text:p text:style-name="Method_20_Code_20_Listing">/**</text:p>
      <text:p text:style-name="Method_20_Code_20_Listing"><text:s/>* topIndex</text:p>
      <text:p text:style-name="Method_20_Code_20_Listing"><text:s/>*</text:p>
      <text:p text:style-name="Method_20_Code_20_Listing"><text:s/>* return the top of stack index, throws exception if the stack is empty</text:p>
      <text:p text:style-name="Method_20_Code_20_Listing"><text:s/>* @return integer $topIndex = top of the stack index</text:p>
      <text:p text:style-name="Method_20_Code_20_Listing"><text:s/>* @throws \Library\Stack\Exception</text:p>
      <text:p text:style-name="Method_20_Code_20_Listing"><text:s/>*/</text:p>
      <text:p text:style-name="Method_20_Code_20_Listing">public function topIndex()</text:p>
      <text:p text:style-name="Method_20_Code_20_Listing">{</text:p>
      <text:p text:style-name="Method_20_Code_20_Listing"><text:tab/>$this-&gt;top();</text:p>
      <text:p text:style-name="Method_20_Code_20_Listing"><text:tab/>return $this-&gt;key();</text:p>
      <text:p text:style-name="Method_20_Code_20_Listing">}</text:p>
      <text:p text:style-name="Method_20_Body"/>
      <text:p text:style-name="P35"><text:span text:style-name="T6">Narrative</text:span></text:p>
      <text:p text:style-name="P3"><text:span text:style-name="T7"/></text:p>
      <text:p text:style-name="P3"><text:span text:style-name="T7">First, the </text:span><text:span text:style-name="Class_20_Variables"><text:span text:style-name="T6">top</text:span></text:span><text:span text:style-name="T7"> method is called to move the internal stack <text:s/>pointer to the top item, then the current </text:span><text:span text:style-name="T6">key</text:span><text:span text:style-name="T7"> is returned.</text:span></text:p>
      <text:p text:style-name="P3"/>
      <text:p text:style-name="P3"><text:span text:style-name="T7">Refer to the description of the </text:span><text:span text:style-name="Class_20_Variables"><text:span text:style-name="T6">Stack::top</text:span></text:span><text:span text:style-name="T6"> </text:span><text:span text:style-name="T7">and </text:span><text:span text:style-name="Class_20_Variables"><text:span text:style-name="T6">Stack::key</text:span></text:span><text:span text:style-name="T7"> methods in the</text:span><text:span text:style-name="Class_20_Variables"><text:span text:style-name="T11"> </text:span></text:span><text:span text:style-name="Class_20_Variables"><text:span text:style-name="T6">Stack</text:span></text:span><text:span text:style-name="T6"> class</text:span><text:span text:style-name="T7"> documentation.</text:span></text:p>
      <text:p text:style-name="P4"/>
      <text:h text:style-name="P31" text:outline-level="5"><text:bookmark-start text:name="clear"/>clear<text:bookmark-end text:name="clear"/></text:h>
      <text:p text:style-name="Method_20_Body"/>
      <text:p text:style-name="Method_20_Body">Clear (unset) the stack.</text:p>
      <text:p text:style-name="Method_20_Body"/>
      <text:p text:style-name="P36">Algorithm</text:p>
      <text:list xml:id="list911445831" text:style-name="L13">
        <text:list-item>
          <text:p text:style-name="P49">Call the <text:span text:style-name="Class_20_Variables">isReadWrite</text:span> class method;</text:p>
        </text:list-item>
        <text:list-item>
          <text:p text:style-name="P49">assign an empty array to the <text:span text:style-name="Class_20_Variables">stack</text:span> class array property;</text:p>
        </text:list-item>
        <text:list-item>
          <text:p text:style-name="P49">exit.</text:p>
          <text:p text:style-name="P49"/>
        </text:list-item>
      </text:list>
      <text:p text:style-name="P36">Implementation</text:p>
      <text:p text:style-name="Method_20_Body"/>
      <text:p text:style-name="Method_20_Code_20_Listing">/**</text:p>
      <text:p text:style-name="Method_20_Code_20_Listing"><text:s/>* clear</text:p>
      <text:p text:style-name="Method_20_Code_20_Listing"><text:s/>*</text:p>
      <text:p text:style-name="Method_20_Code_20_Listing"><text:s/>* clear (unset) the stack</text:p>
      <text:p text:style-name="Method_20_Code_20_Listing"><text:s/>* @throws \Library\Stack\Exception</text:p>
      <text:p text:style-name="Method_20_Code_20_Listing"><text:s/>*/</text:p>
      <text:p text:style-name="Method_20_Code_20_Listing">public function clear()</text:p>
      <text:p text:style-name="Method_20_Code_20_Listing">{</text:p>
      <text:p text:style-name="Method_20_Code_20_Listing"><text:tab/>$this-&gt;isReadWrite();</text:p>
      <text:p text:style-name="Method_20_Code_20_Listing"><text:tab/>$this-&gt;stack = array();</text:p>
      <text:p text:style-name="Method_20_Code_20_Listing">}</text:p>
      <text:p text:style-name="Method_20_Body"/>
      <text:p text:style-name="P35"><text:span text:style-name="T6">Narrative</text:span></text:p>
      <text:p text:style-name="P3"><text:span text:style-name="T7"/></text:p>
      <text:p text:style-name="P3"><text:span text:style-name="T7">Calls the </text:span><text:span text:style-name="Class_20_Variables"><text:span text:style-name="T6">isReadWrite</text:span></text:span><text:span text:style-name="T7"> method to see if the the stack is writable – a </text:span><text:span text:style-name="Class_20_Variables"><text:span text:style-name="T6">Stack\Exception</text:span></text:span><text:span text:style-name="T7"> is thrown if the stack is read-only.</text:span></text:p>
      <text:p text:style-name="P3"/>
      <text:p text:style-name="P3">If the stack is read-write, the <text:span text:style-name="Class_20_Variables">$stack</text:span> class array property is set to an empty array.</text:p>
      <text:p text:style-name="Method_20_Body"/>
      <text:p text:style-name="Method_20_Body"/>
      <text:h text:style-name="P30" text:outline-level="5"><text:bookmark-start text:name="readOnly"/>readOnly<text:bookmark-end text:name="readOnly"/></text:h>
      <text:p text:style-name="Method_20_Body"/>
      <text:p text:style-name="Method_20_Body">Set (and/or get) the $readOnly flag.</text:p>
      <text:p text:style-name="Method_20_Body"/>
      <text:p text:style-name="P36">Algorithm</text:p>
      <text:list xml:id="list1130144749" text:style-name="L14">
        <text:list-item>
          <text:p text:style-name="P50"><text:span text:style-name="Class_20_Variables"><text:span text:style-name="T18">Accept </text:span></text:span><text:span text:style-name="Class_20_Variables"><text:span text:style-name="T27">readOnly</text:span></text:span><text:span text:style-name="Class_20_Variables"><text:span text:style-name="T18"> as a boolean variable to set the </text:span></text:span><text:span text:style-name="Class_20_Variables"><text:span text:style-name="T27">readOnly</text:span></text:span><text:span text:style-name="Class_20_Variables"><text:span text:style-name="T18"> class property to;</text:span></text:span></text:p>
        </text:list-item>
        <text:list-item>
          <text:p text:style-name="P50"><text:span text:style-name="Class_20_Variables"><text:span text:style-name="T18">if </text:span></text:span><text:span text:style-name="Class_20_Variables"><text:span text:style-name="T27">readOnly</text:span></text:span><text:span text:style-name="Class_20_Variables"><text:span text:style-name="T18"> is null, goto step 4;</text:span></text:span></text:p>
        </text:list-item>
        <text:list-item>
          <text:p text:style-name="P50"><text:span text:style-name="Class_20_Variables"><text:span text:style-name="T18">assign </text:span></text:span><text:span text:style-name="Class_20_Variables"><text:span text:style-name="T27">readOnly</text:span></text:span><text:span text:style-name="Class_20_Variables"><text:span text:style-name="T18"> to the </text:span></text:span><text:span text:style-name="Class_20_Variables"><text:span text:style-name="T27">readOnly</text:span></text:span><text:span text:style-name="Class_20_Variables"><text:span text:style-name="T18"> class property;</text:span></text:span></text:p>
        </text:list-item>
        <text:list-item>
          <text:p text:style-name="P50"><text:span text:style-name="Class_20_Variables"><text:span text:style-name="T18">return the </text:span></text:span><text:span text:style-name="Class_20_Variables"><text:span text:style-name="T27">readOnly</text:span></text:span><text:span text:style-name="Class_20_Variables"><text:span text:style-name="T18"> class property.</text:span></text:span></text:p>
          <text:p text:style-name="P50"><text:span text:style-name="Class_20_Variables"><text:span text:style-name="T18"/></text:span></text:p>
        </text:list-item>
      </text:list>
      <text:p text:style-name="P36">Implementation</text:p>
      <text:p text:style-name="Method_20_Body"/>
      <text:p text:style-name="Method_20_Code_20_Listing">/**</text:p>
      <text:p text:style-name="Method_20_Code_20_Listing"><text:s/>* readOnly</text:p>
      <text:p text:style-name="Method_20_Code_20_Listing"><text:s/>*</text:p>
      <text:p text:style-name="Method_20_Code_20_Listing"><text:s/>* set/get the read only flag</text:p>
      <text:p text:style-name="Method_20_Code_20_Listing"><text:s/>* @param boolean $readOnly = (optional) read only flag value, null to query</text:p>
      <text:p text:style-name="Method_20_Code_20_Listing"><text:s/>* @return boolean $readOnly</text:p>
      <text:p text:style-name="Method_20_Code_20_Listing"><text:s/>*/</text:p>
      <text:p text:style-name="Method_20_Code_20_Listing">public function readOnly($readOnly=null)</text:p>
      <text:p text:style-name="Method_20_Code_20_Listing">{</text:p>
      <text:p text:style-name="Method_20_Code_20_Listing"><text:tab/>if ($readOnly !== null)</text:p>
      <text:p text:style-name="Method_20_Code_20_Listing"><text:tab/>{</text:p>
      <text:p text:style-name="Method_20_Code_20_Listing"><text:tab/><text:tab/>$this-&gt;readOnly = $readOnly;</text:p>
      <text:p text:style-name="Method_20_Code_20_Listing"><text:tab/>}</text:p>
      <text:p text:style-name="Method_20_Code_20_Listing"/>
      <text:p text:style-name="Method_20_Code_20_Listing"><text:tab/>return $this-&gt;readOnly;</text:p>
      <text:p text:style-name="Method_20_Code_20_Listing">}</text:p>
      <text:p text:style-name="Method_20_Body"/>
      <text:p text:style-name="P35"><text:span text:style-name="T6">Narrative</text:span></text:p>
      <text:p text:style-name="P3"><text:span text:style-name="T6"/></text:p>
      <text:p text:style-name="P3"><text:span text:style-name="T6">The </text:span><text:span text:style-name="Class_20_Variables"><text:span text:style-name="T12">readOnly</text:span></text:span><text:span text:style-name="T6"> method expects a single optional parameter:</text:span></text:p>
      <text:p text:style-name="Method_20_Body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4">Parameter</text:p>
          </table:table-cell>
          <table:table-cell table:style-name="Table12.B1" office:value-type="string">
            <text:p text:style-name="P14">Description</text:p>
          </table:table-cell>
        </table:table-row>
        <table:table-row>
          <table:table-cell table:style-name="Table12.A2" office:value-type="string">
            <text:p text:style-name="P15">$readOnly</text:p>
          </table:table-cell>
          <table:table-cell table:style-name="Table12.B2" office:value-type="string">
            <text:p text:style-name="Method_20_Table_20_Description">Boolean read-only setting, null to query.</text:p>
          </table:table-cell>
        </table:table-row>
      </table:table>
      <text:p text:style-name="P3"/>
      <text:p text:style-name="P3"><text:span text:style-name="T7">If </text:span><text:span text:style-name="Class_20_Variables"><text:span text:style-name="T6">$readOnly</text:span></text:span><text:span text:style-name="T7"> is not </text:span><text:span text:style-name="T8">null</text:span><text:span text:style-name="T7">, the value is stored in the </text:span><text:span text:style-name="Class_20_Variables"><text:span text:style-name="T6">$readOnly</text:span></text:span><text:span text:style-name="T7"> class variable.</text:span></text:p>
      <text:p text:style-name="P3"/>
      <text:p text:style-name="P3"><text:span text:style-name="T7">The </text:span><text:span text:style-name="Class_20_Variables"><text:span text:style-name="T6">$readOnly</text:span></text:span><text:span text:style-name="T6"> </text:span><text:span text:style-name="T7">class variable value is returned.</text:span></text:p>
      <text:p text:style-name="Method_20_Body"/>
      <text:h text:style-name="P30" text:outline-level="5"><text:bookmark-start text:name="stack"/>stack<text:bookmark-end text:name="stack"/></text:h>
      <text:p text:style-name="Method_20_Body"/>
      <text:p text:style-name="Method_20_Body">Get/set the stack contents.</text:p>
      <text:p text:style-name="Method_20_Body"/>
      <text:p text:style-name="P36">Algorithm</text:p>
      <text:list xml:id="list624146071" text:style-name="L15">
        <text:list-item>
          <text:p text:style-name="P51">Accept <text:span text:style-name="Class_20_Variables">stack</text:span> as an optional array to replace the <text:span text:style-name="Class_20_Variables">stack</text:span> class array property;</text:p>
        </text:list-item>
        <text:list-item>
          <text:p text:style-name="P51">if <text:span text:style-name="Class_20_Variables">stack</text:span> is null, goto <text:span text:style-name="T5">5</text:span>;</text:p>
        </text:list-item>
        <text:list-item>
          <text:p text:style-name="P51">call <text:span text:style-name="T7">the </text:span><text:span text:style-name="Class_20_Variables"><text:span text:style-name="T11">isReadWrite</text:span></text:span><text:span text:style-name="T7"> method of the current class;</text:span></text:p>
        </text:list-item>
        <text:list-item>
          <text:p text:style-name="P51"><text:span text:style-name="T7">assign </text:span><text:span text:style-name="Class_20_Variables"><text:span text:style-name="T11">stack</text:span></text:span><text:span text:style-name="T7"> to the </text:span><text:span text:style-name="Class_20_Variables"><text:span text:style-name="T11">stack</text:span></text:span><text:span text:style-name="T7"> class array property;</text:span></text:p>
        </text:list-item>
        <text:list-item>
          <text:p text:style-name="P51"><text:span text:style-name="T7">return the </text:span><text:span text:style-name="Class_20_Variables"><text:span text:style-name="T11">stack</text:span></text:span><text:span text:style-name="T7"> class array property.</text:span></text:p>
          <text:p text:style-name="P51"><text:span text:style-name="T7"/></text:p>
        </text:list-item>
      </text:list>
      <text:p text:style-name="P36">Implementation</text:p>
      <text:p text:style-name="Method_20_Body"/>
      <text:p text:style-name="Method_20_Code_20_Listing">/**</text:p>
      <text:p text:style-name="Method_20_Code_20_Listing"><text:s/>* stack</text:p>
      <text:p text:style-name="Method_20_Code_20_Listing"><text:s/>*</text:p>
      <text:p text:style-name="Method_20_Code_20_Listing"><text:s/>* Set (and/or get) a copy of the stack</text:p>
      <text:p text:style-name="P27"><text:s/>* @param array $stack = (optional) stack contents to set, null to query</text:p>
      <text:p text:style-name="P27"><text:s/>* @return array $stack</text:p>
      <text:p text:style-name="Method_20_Code_20_Listing"><text:s/>*/</text:p>
      <text:p text:style-name="Method_20_Code_20_Listing">public function stack($stack=null)</text:p>
      <text:p text:style-name="Method_20_Code_20_Listing">{</text:p>
      <text:p text:style-name="Method_20_Code_20_Listing"><text:tab/>if ($stack !== null)</text:p>
      <text:p text:style-name="Method_20_Code_20_Listing"><text:tab/>{</text:p>
      <text:p text:style-name="Method_20_Code_20_Listing"><text:tab/><text:tab/>$this-&gt;isReadWrite();</text:p>
      <text:p text:style-name="Method_20_Code_20_Listing"><text:tab/><text:tab/>$this-&gt;stack = $stack;</text:p>
      <text:p text:style-name="Method_20_Code_20_Listing"><text:tab/>}</text:p>
      <text:p text:style-name="Method_20_Code_20_Listing"/>
      <text:p text:style-name="Method_20_Code_20_Listing"><text:tab/>return $this-&gt;stack;</text:p>
      <text:p text:style-name="Method_20_Code_20_Listing">}</text:p>
      <text:p text:style-name="Method_20_Body"/>
      <text:p text:style-name="P35"><text:span text:style-name="T6">Narrative</text:span></text:p>
      <text:p text:style-name="P3"><text:span text:style-name="T6"/></text:p>
      <text:p text:style-name="P3"><text:span text:style-name="T6">The </text:span><text:span text:style-name="T8">stack</text:span><text:span text:style-name="T6"> method expects a single optional parameter:</text:span></text:p>
      <text:p text:style-name="Method_20_Body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4">Parameter</text:p>
          </table:table-cell>
          <table:table-cell table:style-name="Table13.B1" office:value-type="string">
            <text:p text:style-name="P14">Description</text:p>
          </table:table-cell>
        </table:table-row>
        <table:table-row>
          <table:table-cell table:style-name="Table13.A2" office:value-type="string">
            <text:p text:style-name="P15">$stack</text:p>
          </table:table-cell>
          <table:table-cell table:style-name="Table13.B2" office:value-type="string">
            <text:p text:style-name="Method_20_Table_20_Description">An array to initialize the stack contents to.</text:p>
          </table:table-cell>
        </table:table-row>
      </table:table>
      <text:p text:style-name="P3"/>
      <text:p text:style-name="P3"><text:span text:style-name="T6">If </text:span><text:span text:style-name="T8">$stack</text:span><text:span text:style-name="T6"> is not null,</text:span></text:p>
      <text:list xml:id="list973394650" text:style-name="L2">
        <text:list-item>
          <text:p text:style-name="P34"><text:span text:style-name="T7">Calls the </text:span><text:span text:style-name="Class_20_Variables"><text:span text:style-name="T6">isReadWrite</text:span></text:span><text:span text:style-name="T7"> method to see if the the stack is writable – a </text:span><text:span text:style-name="Class_20_Variables"><text:span text:style-name="T6">Stack\Exception</text:span></text:span><text:span text:style-name="T7"> is thrown if the stack is read-only;</text:span></text:p>
        </text:list-item>
        <text:list-item>
          <text:p text:style-name="P34"><text:span text:style-name="T7">If the stack is writable, the </text:span><text:span text:style-name="Class_20_Variables"><text:span text:style-name="T6">$stack</text:span></text:span><text:span text:style-name="T7"> parameter is stored in the </text:span><text:span text:style-name="Class_20_Variables"><text:span text:style-name="T6">$stack</text:span></text:span><text:span text:style-name="T7"> class variable.</text:span></text:p>
        </text:list-item>
      </text:list>
      <text:p text:style-name="P3"/>
      <text:p text:style-name="P3"><text:span text:style-name="T7">The </text:span><text:span text:style-name="Class_20_Variables"><text:span text:style-name="T6">$stack</text:span></text:span><text:span text:style-name="T7"> class variable is returned as an array.</text:span></text:p>
      <text:p text:style-name="Method_20_Body"/>
      <text:h text:style-name="P30" text:outline-level="5"><text:bookmark-start text:name="keys"/>keys<text:bookmark-end text:name="keys"/></text:h>
      <text:p text:style-name="Method_20_Body"/>
      <text:p text:style-name="Method_20_Body">Returns an array containing all of the names (keys) from the stack.</text:p>
      <text:p text:style-name="Method_20_Body"/>
      <text:p text:style-name="P36">Algorithm</text:p>
      <text:list xml:id="list1091354272" text:style-name="L16">
        <text:list-item>
          <text:p text:style-name="P52">set <text:span text:style-name="Class_20_Variables">keys</text:span> to an empty array;</text:p>
        </text:list-item>
        <text:list-item>
          <text:p text:style-name="P52">set <text:span text:style-name="Class_20_Variables">stackPointer</text:span> to the start of the <text:span text:style-name="Class_20_Variables">stack</text:span> property;</text:p>
        </text:list-item>
        <text:list-item>
          <text:p text:style-name="P52">if <text:span text:style-name="Class_20_Variables">stackPointer</text:span> is equal to the number of elements in the <text:span text:style-name="Class_20_Variables">stack</text:span> property, goto step <text:span text:style-name="T5">8</text:span>;</text:p>
        </text:list-item>
        <text:list-item>
          <text:p text:style-name="P52">extract the element in the <text:span text:style-name="Class_20_Variables">stack</text:span> property pointer to by <text:span text:style-name="Class_20_Variables">stackPointer</text:span> to <text:span text:style-name="Class_20_Variables">key</text:span> and <text:span text:style-name="Class_20_Variables">value</text:span>;</text:p>
        </text:list-item>
        <text:list-item>
          <text:p text:style-name="P52">push <text:span text:style-name="Class_20_Variables">key</text:span> onto <text:span text:style-name="Class_20_Variables">keys</text:span>;</text:p>
        </text:list-item>
        <text:list-item>
          <text:p text:style-name="P52">increment <text:span text:style-name="Class_20_Variables">stackPointer</text:span>;</text:p>
        </text:list-item>
        <text:list-item>
          <text:p text:style-name="P52">goto step <text:span text:style-name="T5">3</text:span>;</text:p>
        </text:list-item>
        <text:list-item>
          <text:p text:style-name="P52">exit.</text:p>
          <text:p text:style-name="P52"/>
        </text:list-item>
      </text:list>
      <text:p text:style-name="P36">Implementation</text:p>
      <text:p text:style-name="Method_20_Body"/>
      <text:p text:style-name="Method_20_Code_20_Listing">/**</text:p>
      <text:p text:style-name="Method_20_Code_20_Listing"><text:s/>* keys</text:p>
      <text:p text:style-name="Method_20_Code_20_Listing"><text:s/>*</text:p>
      <text:p text:style-name="Method_20_Code_20_Listing"><text:s/>* returns an array containing all of the names (keys) from the stack</text:p>
      <text:p text:style-name="Method_20_Code_20_Listing"><text:s/>* @returns array $keys</text:p>
      <text:p text:style-name="Method_20_Code_20_Listing"><text:s/>*/</text:p>
      <text:p text:style-name="Method_20_Code_20_Listing">public function keys()</text:p>
      <text:p text:style-name="Method_20_Code_20_Listing">{</text:p>
      <text:p text:style-name="Method_20_Code_20_Listing"><text:tab/>return array_keys($this-&gt;stack);</text:p>
      <text:p text:style-name="Method_20_Code_20_Listing">}</text:p>
      <text:p text:style-name="Method_20_Body"/>
      <text:p text:style-name="P36">Narrative</text:p>
      <text:p text:style-name="Method_20_Body"/>
      <text:p text:style-name="Method_20_Body">Pass the <text:span text:style-name="Class_20_Variables">$stack</text:span> class array property to the <text:span text:style-name="T5">PHP array_keys</text:span> function and return the resultant array.</text:p>
      <text:p text:style-name="Method_20_Body"><text:line-break/></text:p>
      <text:p text:style-name="Method_20_Body"/>
      <text:h text:style-name="P30" text:outline-level="5"><text:bookmark-start text:name="values"/>values<text:bookmark-end text:name="values"/></text:h>
      <text:p text:style-name="Method_20_Body"/>
      <text:p text:style-name="Method_20_Body">Returns an array containing all of the values from the stack.</text:p>
      <text:p text:style-name="Method_20_Body"/>
      <text:p text:style-name="P36">Algorithm</text:p>
      <text:list xml:id="list1211971996" text:style-name="L17">
        <text:list-item>
          <text:p text:style-name="P53">set <text:span text:style-name="Class_20_Variables">values</text:span> to an empty array;</text:p>
        </text:list-item>
        <text:list-item>
          <text:p text:style-name="P53">set <text:span text:style-name="Class_20_Variables">stackPointer</text:span> to the start of the <text:span text:style-name="Class_20_Variables">stack</text:span> property;</text:p>
        </text:list-item>
        <text:list-item>
          <text:p text:style-name="P53">if <text:span text:style-name="Class_20_Variables">stackPointer</text:span> is equal to the number of elements in the <text:span text:style-name="Class_20_Variables">stack</text:span> property, goto step <text:span text:style-name="T5">7</text:span>;</text:p>
        </text:list-item>
        <text:list-item>
          <text:p text:style-name="P53">push the element in the <text:span text:style-name="Class_20_Variables">stack</text:span> property pointed to by <text:span text:style-name="Class_20_Variables">stackPointer</text:span> onto <text:span text:style-name="Class_20_Variables">values</text:span>;</text:p>
        </text:list-item>
        <text:list-item>
          <text:p text:style-name="P53">increment <text:span text:style-name="Class_20_Variables">stackPointer</text:span>;</text:p>
        </text:list-item>
        <text:list-item>
          <text:p text:style-name="P53">goto step <text:span text:style-name="T5">3</text:span>;</text:p>
        </text:list-item>
        <text:list-item>
          <text:p text:style-name="P53">exit.</text:p>
          <text:p text:style-name="P53"><text:span text:style-name="Class_20_Variables"><text:span text:style-name="T18"/></text:span></text:p>
        </text:list-item>
      </text:list>
      <text:p text:style-name="P36">Implementation</text:p>
      <text:p text:style-name="Method_20_Body"/>
      <text:p text:style-name="Method_20_Code_20_Listing">/**</text:p>
      <text:p text:style-name="Method_20_Code_20_Listing"><text:s/>* values</text:p>
      <text:p text:style-name="Method_20_Code_20_Listing"><text:s/>*</text:p>
      <text:p text:style-name="Method_20_Code_20_Listing"><text:s/>* returns an array containing all of the values from the stack</text:p>
      <text:p text:style-name="Method_20_Code_20_Listing"><text:s/>* @returns array $values</text:p>
      <text:p text:style-name="Method_20_Code_20_Listing"><text:s/>*/</text:p>
      <text:p text:style-name="Method_20_Code_20_Listing">public function values()</text:p>
      <text:p text:style-name="Method_20_Code_20_Listing">{</text:p>
      <text:p text:style-name="Method_20_Code_20_Listing"><text:tab/>return array_values($this-&gt;stack);</text:p>
      <text:p text:style-name="Method_20_Code_20_Listing">}</text:p>
      <text:p text:style-name="Method_20_Body"/>
      <text:p text:style-name="P36">Narrative</text:p>
      <text:p text:style-name="Method_20_Body"/>
      <text:p text:style-name="Method_20_Body">Pass the <text:span text:style-name="Class_20_Variables">stack</text:span> class array property to the <text:span text:style-name="T5">PHP array_values</text:span> function and return the resultant array.</text:p>
      <text:p text:style-name="Method_20_Body"/>
      <text:p text:style-name="Method_20_Body"/>
      <text:h text:style-name="P30" text:outline-level="5"><text:bookmark-start text:name="merge"/>merge<text:bookmark-end text:name="merge"/></text:h>
      <text:p text:style-name="Method_20_Body"/>
      <text:p text:style-name="Method_20_Body">Merge the specified array with the current stack.</text:p>
      <text:p text:style-name="Method_20_Body"/>
      <text:p text:style-name="P36">Algorithm</text:p>
      <text:list xml:id="list704308909" text:style-name="L18">
        <text:list-item>
          <text:p text:style-name="P54">Accept <text:span text:style-name="Class_20_Variables">stack</text:span> as an array to merge with the <text:span text:style-name="Class_20_Variables">stack</text:span> class array property;</text:p>
        </text:list-item>
        <text:list-item>
          <text:p text:style-name="P54">if <text:span text:style-name="Class_20_Variables">stack</text:span> is not empty, goto step <text:span text:style-name="T5">4</text:span>;</text:p>
        </text:list-item>
        <text:list-item>
          <text:p text:style-name="P54">exit with error;</text:p>
        </text:list-item>
        <text:list-item>
          <text:p text:style-name="P54">call the <text:span text:style-name="Class_20_Variables">isReadWrite</text:span> class method;</text:p>
        </text:list-item>
        <text:list-item>
          <text:p text:style-name="P54">pass the <text:span text:style-name="Class_20_Variables">stack</text:span> class array property and the <text:span text:style-name="Class_20_Variables">stack</text:span> parameter to the <text:span text:style-name="T5">PHP array_merge</text:span> function;</text:p>
        </text:list-item>
        <text:list-item>
          <text:p text:style-name="P54">assign the result to the <text:span text:style-name="Class_20_Variables">stack</text:span> class array property;</text:p>
        </text:list-item>
        <text:list-item>
          <text:p text:style-name="P54">return the <text:span text:style-name="Class_20_Variables">stack</text:span> class array property.</text:p>
          <text:p text:style-name="P54"/>
        </text:list-item>
      </text:list>
      <text:p text:style-name="P36">Implementation</text:p>
      <text:p text:style-name="Method_20_Body"/>
      <text:p text:style-name="Method_20_Code_20_Listing">/**</text:p>
      <text:p text:style-name="Method_20_Code_20_Listing"><text:s/>* merge</text:p>
      <text:p text:style-name="Method_20_Code_20_Listing"><text:s/>*</text:p>
      <text:p text:style-name="Method_20_Code_20_Listing"><text:s/>* merge the specified array with the current stack</text:p>
      <text:p text:style-name="Method_20_Code_20_Listing"><text:s/>* @param array $stack = stack contents to merge</text:p>
      <text:p text:style-name="Method_20_Code_20_Listing"><text:s/>* @return array $stack</text:p>
      <text:p text:style-name="Method_20_Code_20_Listing"><text:s/>* @throws \Library\Stack\Exception</text:p>
      <text:p text:style-name="Method_20_Code_20_Listing"><text:s/>*/</text:p>
      <text:p text:style-name="Method_20_Code_20_Listing">public function merge($stack)</text:p>
      <text:p text:style-name="Method_20_Code_20_Listing">{</text:p>
      <text:p text:style-name="Method_20_Code_20_Listing"><text:tab/>if (! $stack)</text:p>
      <text:p text:style-name="Method_20_Code_20_Listing"><text:tab/>{</text:p>
      <text:p text:style-name="Method_20_Code_20_Listing"><text:tab/><text:tab/>$this-&gt;throwException('StackError');</text:p>
      <text:p text:style-name="Method_20_Code_20_Listing"><text:tab/>}</text:p>
      <text:p text:style-name="Method_20_Code_20_Listing"/>
      <text:p text:style-name="Method_20_Code_20_Listing"><text:tab/>$this-&gt;isReadWrite();</text:p>
      <text:p text:style-name="Method_20_Code_20_Listing"><text:tab/>$this-&gt;stack = array_merge($this-&gt;stack, $stack);</text:p>
      <text:p text:style-name="Method_20_Code_20_Listing"><text:tab/>return $this-&gt;stack;</text:p>
      <text:p text:style-name="Method_20_Code_20_Listing">}</text:p>
      <text:p text:style-name="Method_20_Body"/>
      <text:p text:style-name="P35">Narrative</text:p>
      <text:p text:style-name="P3"/>
      <text:p text:style-name="P3"><text:span text:style-name="T6">The </text:span><text:span text:style-name="T8">merge</text:span><text:span text:style-name="T6"> method expects a single mandatory parameter:</text:span></text:p>
      <text:p text:style-name="Method_20_Body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4">Parameter</text:p>
          </table:table-cell>
          <table:table-cell table:style-name="Table14.B1" office:value-type="string">
            <text:p text:style-name="P14">Description</text:p>
          </table:table-cell>
        </table:table-row>
        <table:table-row>
          <table:table-cell table:style-name="Table14.A2" office:value-type="string">
            <text:p text:style-name="P15">$stack</text:p>
          </table:table-cell>
          <table:table-cell table:style-name="Table14.B2" office:value-type="string">
            <text:p text:style-name="Method_20_Table_20_Description">An array to merge with the current stack.</text:p>
          </table:table-cell>
        </table:table-row>
      </table:table>
      <text:p text:style-name="P3"/>
      <text:p text:style-name="P3">If the <text:span text:style-name="Class_20_Variables">$stack</text:span> parameter is not valid or the array is empty, a <text:span text:style-name="Class_20_Variables">Stack\Exception</text:span> is thrown.</text:p>
      <text:p text:style-name="P3"/>
      <text:p text:style-name="P3"><text:span text:style-name="T7">The </text:span><text:span text:style-name="Class_20_Variables"><text:span text:style-name="T6">isReadWrite</text:span></text:span><text:span text:style-name="T7"> method is called to see if the the stack is writable – a </text:span><text:span text:style-name="Class_20_Variables"><text:span text:style-name="T11">Stack\Exception</text:span></text:span><text:span text:style-name="T7"> is thrown if the stack is read-only.</text:span></text:p>
      <text:p text:style-name="P3"/>
      <text:p text:style-name="P3"><text:span text:style-name="T7">If the stack is read-write, the </text:span><text:span text:style-name="Class_20_Variables"><text:span text:style-name="T6">$stack</text:span></text:span><text:span text:style-name="T7"> parameter array is merged with the </text:span><text:span text:style-name="Class_20_Variables"><text:span text:style-name="T6">$stack</text:span></text:span><text:span text:style-name="T7"> class variable.</text:span></text:p>
      <text:p text:style-name="Method_20_Body"/>
      <text:h text:style-name="P30" text:outline-level="5"><text:bookmark-start text:name="end"/>end<text:bookmark-end text:name="end"/></text:h>
      <text:p text:style-name="Method_20_Body"/>
      <text:p text:style-name="Method_20_Body">Returns the last (top) item in the stack.</text:p>
      <text:p text:style-name="Method_20_Body"/>
      <text:p text:style-name="P36">Algorithm</text:p>
      <text:list xml:id="list136961029" text:style-name="L19">
        <text:list-item>
          <text:p text:style-name="P55">Return the top element in the stack.</text:p>
          <text:p text:style-name="P55"/>
        </text:list-item>
      </text:list>
      <text:p text:style-name="P36">Implementation</text:p>
      <text:p text:style-name="Method_20_Body"/>
      <text:p text:style-name="Method_20_Code_20_Listing">/**</text:p>
      <text:p text:style-name="Method_20_Code_20_Listing"><text:s/>* end.</text:p>
      <text:p text:style-name="Method_20_Code_20_Listing"><text:s/>*</text:p>
      <text:p text:style-name="Method_20_Code_20_Listing"><text:s/>* Returns the last item in the stack</text:p>
      <text:p text:style-name="Method_20_Code_20_Listing"><text:s/>* @return mixed $value = value of the last element in the stack</text:p>
      <text:p text:style-name="Method_20_Code_20_Listing"><text:s/>*/</text:p>
      <text:p text:style-name="Method_20_Code_20_Listing">public function end()</text:p>
      <text:p text:style-name="Method_20_Code_20_Listing">{</text:p>
      <text:p text:style-name="Method_20_Code_20_Listing"><text:tab/>return end($this-&gt;stack);</text:p>
      <text:p text:style-name="Method_20_Code_20_Listing">}</text:p>
      <text:p text:style-name="Method_20_Body"/>
      <text:p text:style-name="P36">Narrative</text:p>
      <text:p text:style-name="Method_20_Body"/>
      <text:p text:style-name="Method_20_Body">Pass the <text:span text:style-name="Class_20_Variables">stack</text:span> class array property to the <text:span text:style-name="Class_20_Variables">PHP end</text:span> function and return the result.</text:p>
      <text:p text:style-name="Method_20_Body"/>
      <text:h text:style-name="P30" text:outline-level="5"><text:bookmark-start text:name="exists"/>exists<text:bookmark-end text:name="exists"/></text:h>
      <text:p text:style-name="Method_20_Body"/>
      <text:p text:style-name="Method_20_Body">Check if the specified item exists in the stack.</text:p>
      <text:p text:style-name="Method_20_Body"/>
      <text:p text:style-name="P36">Algorithm</text:p>
      <text:list xml:id="list2024955333" text:style-name="L20">
        <text:list-item>
          <text:p text:style-name="P56">Accept <text:span text:style-name="Class_20_Variables">key</text:span> as a string representation of the key to check for;</text:p>
        </text:list-item>
        <text:list-item>
          <text:p text:style-name="P56">pass <text:span text:style-name="Class_20_Variables">key</text:span> to the <text:span text:style-name="Class_20_Variables">offsetExists</text:span> class method;</text:p>
        </text:list-item>
        <text:list-item>
          <text:p text:style-name="P56">return the result.</text:p>
          <text:p text:style-name="P56"/>
        </text:list-item>
      </text:list>
      <text:p text:style-name="P36">Implementation</text:p>
      <text:p text:style-name="Method_20_Body"/>
      <text:p text:style-name="Method_20_Code_20_Listing">/**</text:p>
      <text:p text:style-name="Method_20_Code_20_Listing"><text:s/>* exists</text:p>
      <text:p text:style-name="Method_20_Code_20_Listing"><text:s/>*</text:p>
      <text:p text:style-name="Method_20_Code_20_Listing"><text:s/>* check for key exists in the stack</text:p>
      <text:p text:style-name="Method_20_Code_20_Listing"><text:s/>* @param string $key = key to check for</text:p>
      <text:p text:style-name="Method_20_Code_20_Listing"><text:s/>* @return boolean true = exists, false = does not</text:p>
      <text:p text:style-name="Method_20_Code_20_Listing"><text:s/>*/</text:p>
      <text:p text:style-name="Method_20_Code_20_Listing">public function exists($key)</text:p>
      <text:p text:style-name="Method_20_Code_20_Listing">{</text:p>
      <text:p text:style-name="Method_20_Code_20_Listing"><text:tab/>return $this-&gt;offsetExists($key);</text:p>
      <text:p text:style-name="Method_20_Code_20_Listing">}</text:p>
      <text:p text:style-name="Method_20_Body"/>
      <text:p text:style-name="P35">Narrative</text:p>
      <text:p text:style-name="P3"/>
      <text:p text:style-name="P3"><text:span text:style-name="T6">The </text:span><text:span text:style-name="T8">exists</text:span><text:span text:style-name="T6"> method expects a single mandatory parameter:</text:span></text:p>
      <text:p text:style-name="Method_20_Body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4">Parameter</text:p>
          </table:table-cell>
          <table:table-cell table:style-name="Table15.B1" office:value-type="string">
            <text:p text:style-name="P14">Description</text:p>
          </table:table-cell>
        </table:table-row>
        <table:table-row>
          <table:table-cell table:style-name="Table15.A2" office:value-type="string">
            <text:p text:style-name="P15">$key</text:p>
          </table:table-cell>
          <table:table-cell table:style-name="Table15.B2" office:value-type="string">
            <text:p text:style-name="Method_20_Table_20_Description">The key to check for in the stack.</text:p>
          </table:table-cell>
        </table:table-row>
      </table:table>
      <text:p text:style-name="P3"/>
      <text:p text:style-name="P3">The <text:span text:style-name="Class_20_Variables">$key</text:span> parameter is passed to the <text:span text:style-name="Class_20_Variables">offsetExists</text:span> class method and the result is returned.</text:p>
      <text:p text:style-name="P3"/>
      <text:h text:style-name="P30" text:outline-level="5"><text:bookmark-start text:name="inStack"/>inStack<text:bookmark-end text:name="inStack"/></text:h>
      <text:p text:style-name="P3"/>
      <text:p text:style-name="P3">Check if the specified value exists in the stack.</text:p>
      <text:p text:style-name="P3"/>
      <text:p text:style-name="P36">Algorithm</text:p>
      <text:list xml:id="list492551437" text:style-name="L21">
        <text:list-item>
          <text:p text:style-name="P57">Accept <text:span text:style-name="Class_20_Variables">value</text:span> as a mixed variable to check the <text:span text:style-name="Class_20_Variables">stack</text:span> class property for;</text:p>
        </text:list-item>
        <text:list-item>
          <text:p text:style-name="P57">pass <text:span text:style-name="Class_20_Variables">value</text:span> and the <text:span text:style-name="Class_20_Variables">stack</text:span> class property to the <text:span text:style-name="T5">PHP array_search</text:span> function;</text:p>
        </text:list-item>
        <text:list-item>
          <text:p text:style-name="P57">return the result.</text:p>
          <text:p text:style-name="P57"/>
        </text:list-item>
      </text:list>
      <text:p text:style-name="P36">Implementation</text:p>
      <text:p text:style-name="Method_20_Body"/>
      <text:p text:style-name="Method_20_Code_20_Listing">/**</text:p>
      <text:p text:style-name="Method_20_Code_20_Listing"><text:s/>* inStack</text:p>
      <text:p text:style-name="Method_20_Code_20_Listing"><text:s/>*</text:p>
      <text:p text:style-name="Method_20_Code_20_Listing"><text:s/>* check for VALUE exists in the stack</text:p>
      <text:p text:style-name="Method_20_Code_20_Listing"><text:s/>* @param string $value = value to check for</text:p>
      <text:p text:style-name="Method_20_Code_20_Listing"><text:s/>* @return integer|boolean $index = index of value, if found, false if not found</text:p>
      <text:p text:style-name="Method_20_Code_20_Listing"><text:s/>*/</text:p>
      <text:p text:style-name="Method_20_Code_20_Listing">public function inStack($value)</text:p>
      <text:p text:style-name="Method_20_Code_20_Listing">{</text:p>
      <text:p text:style-name="Method_20_Code_20_Listing"><text:tab/>return array_search($value, $this-&gt;stack);</text:p>
      <text:p text:style-name="Method_20_Code_20_Listing">}</text:p>
      <text:p text:style-name="P3"/>
      <text:p text:style-name="P35">Narrative</text:p>
      <text:p text:style-name="P3"/>
      <text:p text:style-name="P3"><text:span text:style-name="T6">The </text:span><text:span text:style-name="T8">inStack</text:span><text:span text:style-name="T6"> method expects a single mandatory parameter:</text:span></text:p>
      <text:p text:style-name="Method_20_Body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4">Parameter</text:p>
          </table:table-cell>
          <table:table-cell table:style-name="Table16.B1" office:value-type="string">
            <text:p text:style-name="P14">Description</text:p>
          </table:table-cell>
        </table:table-row>
        <table:table-row>
          <table:table-cell table:style-name="Table16.A2" office:value-type="string">
            <text:p text:style-name="P15">$value</text:p>
          </table:table-cell>
          <table:table-cell table:style-name="Table16.B2" office:value-type="string">
            <text:p text:style-name="Method_20_Table_20_Description">The value to check the stack for.</text:p>
          </table:table-cell>
        </table:table-row>
      </table:table>
      <text:p text:style-name="P3"/>
      <text:p text:style-name="P3"><text:span text:style-name="T7">The </text:span><text:span text:style-name="Class_20_Variables"><text:span text:style-name="T11">$value</text:span></text:span><text:span text:style-name="T7"> parameter is passed to the </text:span><text:span text:style-name="T8">PHP array_search</text:span><text:span text:style-name="T7"> function. <text:s/>The </text:span><text:span text:style-name="T6">index </text:span><text:span text:style-name="T7">of the </text:span><text:span text:style-name="Class_20_Variables"><text:span text:style-name="T11">$value</text:span></text:span><text:span text:style-name="T7"> parameter is returned if it is found, </text:span><text:span text:style-name="T6">false</text:span><text:span text:style-name="T7"> is returned if not found.</text:span></text:p>
      <text:p text:style-name="P4"/>
      <text:h text:style-name="P31" text:outline-level="5"><text:bookmark-start text:name="isReadWrite"/>isReadWrite<text:bookmark-end text:name="isReadWrite"/></text:h>
      <text:p text:style-name="P6"/>
      <text:p text:style-name="P6">Check read-only status, throw exception if the stack is not writeable.</text:p>
      <text:p text:style-name="P6"/>
      <text:p text:style-name="P36">Algorithm</text:p>
      <text:list xml:id="list1017905900" text:style-name="L22">
        <text:list-item>
          <text:p text:style-name="P58">If the <text:span text:style-name="Class_20_Variables">readOnly</text:span> flag is false, goto step <text:span text:style-name="T5">3</text:span>;</text:p>
        </text:list-item>
        <text:list-item>
          <text:p text:style-name="P58">exit with error;</text:p>
        </text:list-item>
        <text:list-item>
          <text:p text:style-name="P58">exit.</text:p>
          <text:p text:style-name="P58"/>
        </text:list-item>
      </text:list>
      <text:p text:style-name="P36">Implementation</text:p>
      <text:p text:style-name="Method_20_Body"/>
      <text:p text:style-name="Method_20_Code_20_Listing">/**</text:p>
      <text:p text:style-name="Method_20_Code_20_Listing"><text:s/>* isReadWrite</text:p>
      <text:p text:style-name="Method_20_Code_20_Listing"><text:s/>*</text:p>
      <text:p text:style-name="Method_20_Code_20_Listing"><text:s/>* Check read-only status, throw exception if the stack is not writeable</text:p>
      <text:p text:style-name="Method_20_Code_20_Listing"><text:s/>* @throws Library\Stack\Exception</text:p>
      <text:p text:style-name="Method_20_Code_20_Listing"><text:s/>*/</text:p>
      <text:p text:style-name="Method_20_Code_20_Listing">protected function isReadWrite()</text:p>
      <text:p text:style-name="Method_20_Code_20_Listing">{</text:p>
      <text:p text:style-name="Method_20_Code_20_Listing"><text:tab/>if ($this-&gt;readOnly)</text:p>
      <text:p text:style-name="Method_20_Code_20_Listing"><text:tab/>{</text:p>
      <text:p text:style-name="Method_20_Code_20_Listing"><text:tab/><text:tab/>$this-&gt;throwException('ReadOnly');</text:p>
      <text:p text:style-name="Method_20_Code_20_Listing"><text:tab/>}</text:p>
      <text:p text:style-name="Method_20_Code_20_Listing">}</text:p>
      <text:p text:style-name="P6"/>
      <text:p text:style-name="P38">Narrative</text:p>
      <text:p text:style-name="P6"/>
      <text:p text:style-name="P6">If the <text:span text:style-name="Class_20_Variables">$readOnly</text:span> class property is true, an exception is thrown.</text:p>
      <text:p text:style-name="P6"/>
      <text:p text:style-name="P6"/>
      <text:p text:style-name="P6"/>
      <text:h text:style-name="P28" text:outline-level="3">Source Listing</text:h>
      <text:p text:style-name="P18"/>
      <text:p text:style-name="P24">&lt;?php</text:p>
      <text:p text:style-name="P24">namespace Library\Stack;</text:p>
      <text:p text:style-name="P24"/>
      <text:p text:style-name="P24">/*</text:p>
      <text:p text:style-name="P24"><text:s/>* <text:tab/><text:tab/>Extension is copyright © 2012, 2013. EarthWalk Software.</text:p>
      <text:p text:style-name="P24"><text:s/>* <text:tab/><text:tab/>Licensed under the Academic Free License version 3.0</text:p>
      <text:p text:style-name="P24"><text:s/>* <text:tab/><text:tab/>Refer to the file named License.txt provided with the source, </text:p>
      <text:p text:style-name="P24"><text:s/>*<text:tab/><text:tab/> <text:s text:c="2"/>or from http://opensource.org/licenses/academic.php</text:p>
      <text:p text:style-name="P24"><text:s/>*/</text:p>
      <text:p text:style-name="P24">/**</text:p>
      <text:p text:style-name="P24"><text:s/>*</text:p>
      <text:p text:style-name="P24"><text:s/>* Extension.</text:p>
      <text:p text:style-name="P24"><text:s/>*</text:p>
      <text:p text:style-name="P24"><text:s/>* Additional methods for Stack class.</text:p>
      <text:p text:style-name="P24"><text:s/>* @author Jay Wheeler.</text:p>
      <text:p text:style-name="P24"><text:s/>* @version 1.0</text:p>
      <text:p text:style-name="P24"><text:s/>* @copyright © 2012, 2013. EarthWalk Software.</text:p>
      <text:p text:style-name="P24"><text:s/>* @license Licensed under the Academic Free License version 3.0</text:p>
      <text:p text:style-name="P24"><text:s/>* @package Stack.</text:p>
      <text:p text:style-name="P24"><text:s/>*/</text:p>
      <text:p text:style-name="P24">class Extension extends \Library\Stack implements \Iterator,</text:p>
      <text:p text:style-name="P24"><text:tab/><text:tab/><text:tab/><text:tab/><text:tab/><text:tab/><text:tab/> <text:s text:c="3"/>\Countable,</text:p>
      <text:p text:style-name="P24"><text:tab/><text:tab/><text:tab/><text:tab/><text:tab/><text:tab/><text:tab/> <text:s text:c="3"/>\ArrayAccess,</text:p>
      <text:p text:style-name="P24"><text:tab/><text:tab/><text:tab/><text:tab/><text:tab/><text:tab/><text:tab/> <text:s text:c="3"/>\Serializable</text:p>
      <text:p text:style-name="P24">{</text:p>
      <text:p text:style-name="P24"><text:tab/>/**</text:p>
      <text:p text:style-name="P24"><text:tab/> * readOnly</text:p>
      <text:p text:style-name="P24"><text:tab/> *</text:p>
      <text:p text:style-name="P24"><text:tab/> * read only flag</text:p>
      <text:p text:style-name="P24"><text:tab/> * @var boolean $readOnly</text:p>
      <text:p text:style-name="P24"><text:tab/> */</text:p>
      <text:p text:style-name="P24"><text:tab/>protected $readOnly;</text:p>
      <text:p text:style-name="P24"/>
      <text:p text:style-name="P24"><text:tab/>/**</text:p>
      <text:p text:style-name="P24"><text:tab/> * __construct</text:p>
      <text:p text:style-name="P24"><text:tab/> *</text:p>
      <text:p text:style-name="P24"><text:tab/> * Class constructor.</text:p>
      <text:p text:style-name="P24"><text:tab/> * @param array $stack = (optional) array to initialize the stack with</text:p>
      <text:p text:style-name="P24"><text:tab/> */</text:p>
      <text:p text:style-name="P24"><text:tab/>public function __construct($stack=null)</text:p>
      <text:p text:style-name="P24"><text:tab/>{</text:p>
      <text:p text:style-name="P24"><text:tab/><text:tab/>parent::__construct();</text:p>
      <text:p text:style-name="P24"><text:tab/><text:tab/>if (($stack !== null) &amp;&amp; is_array($stack))</text:p>
      <text:p text:style-name="P24"><text:tab/><text:tab/>{</text:p>
      <text:p text:style-name="P24"><text:tab/><text:tab/><text:tab/>$this-&gt;stack = $stack;</text:p>
      <text:p text:style-name="P24"><text:tab/><text:tab/>}</text:p>
      <text:p text:style-name="P24"/>
      <text:p text:style-name="P24"><text:tab/><text:tab/>$this-&gt;readOnly = false;</text:p>
      <text:p text:style-name="P24"><text:tab/>}</text:p>
      <text:p text:style-name="P24"/>
      <text:p text:style-name="P24"><text:tab/>/**</text:p>
      <text:p text:style-name="P24"><text:tab/> * __destruct</text:p>
      <text:p text:style-name="P24"><text:tab/> *</text:p>
      <text:p text:style-name="P24"><text:tab/> * Class destructor</text:p>
      <text:p text:style-name="P24"><text:tab/> */</text:p>
      <text:p text:style-name="P24"><text:tab/>public function __destruct()</text:p>
      <text:p text:style-name="P24"><text:tab/>{</text:p>
      <text:p text:style-name="P24"><text:tab/><text:tab/>parent::__destruct();</text:p>
      <text:p text:style-name="P24"><text:tab/>}</text:p>
      <text:p text:style-name="P24"><text:soft-page-break/></text:p>
      <text:p text:style-name="P24"><text:tab/>/**</text:p>
      <text:p text:style-name="P24"><text:tab/> * offsetSet</text:p>
      <text:p text:style-name="P24"><text:tab/> *</text:p>
      <text:p text:style-name="P24"><text:tab/> * Set the stack at $offset to $value.</text:p>
      <text:p text:style-name="P24"><text:tab/> * <text:s text:c="4"/>if $offset is null, set next stack entry to $value</text:p>
      <text:p text:style-name="P24"><text:tab/> * @param integer $offset = offset to stack location to set</text:p>
      <text:p text:style-name="P24"><text:tab/> * @param mixed $value = value to set stack at $offset to</text:p>
      <text:p text:style-name="P24"><text:tab/> * @throws \Library\Stack\Exception</text:p>
      <text:p text:style-name="P24"><text:tab/> */</text:p>
      <text:p text:style-name="P24"><text:tab/>public function offsetSet($offset, $value)</text:p>
      <text:p text:style-name="P24"><text:tab/>{</text:p>
      <text:p text:style-name="P24"><text:tab/><text:tab/>$this-&gt;isReadWrite();</text:p>
      <text:p text:style-name="P24"><text:tab/><text:tab/>parent::offsetSet($offset, $value);</text:p>
      <text:p text:style-name="P24"><text:tab/>}</text:p>
      <text:p text:style-name="P24"/>
      <text:p text:style-name="P24"><text:tab/>/**</text:p>
      <text:p text:style-name="P24"><text:tab/> * offsetUnset</text:p>
      <text:p text:style-name="P24"><text:tab/> *</text:p>
      <text:p text:style-name="P24"><text:tab/> * Unset the entry at stack location $offset</text:p>
      <text:p text:style-name="P24"><text:tab/> * @param integer $offset = location to unset</text:p>
      <text:p text:style-name="P24"><text:tab/> * @throws \Library\Stack\Exception</text:p>
      <text:p text:style-name="P24"><text:tab/> */</text:p>
      <text:p text:style-name="P24"><text:tab/>public function offsetUnset($offset)</text:p>
      <text:p text:style-name="P24"><text:tab/>{</text:p>
      <text:p text:style-name="P24"><text:tab/><text:tab/>$this-&gt;isReadWrite();</text:p>
      <text:p text:style-name="P24"><text:tab/><text:tab/>parent::offsetUnset($offset);</text:p>
      <text:p text:style-name="P24"><text:tab/>}</text:p>
      <text:p text:style-name="P24"/>
      <text:p text:style-name="P24"><text:tab/>/**</text:p>
      <text:p text:style-name="P24"><text:tab/> * pop</text:p>
      <text:p text:style-name="P24"><text:tab/> *</text:p>
      <text:p text:style-name="P24"><text:tab/> * extracts the last value in the array, decreases the array size by one </text:p>
      <text:p text:style-name="P24"><text:tab/> * <text:s text:c="9"/>and returns the element value</text:p>
      <text:p text:style-name="P24"><text:tab/> * @return mixed $element = the value extracted from the array</text:p>
      <text:p text:style-name="P24"><text:tab/> * @throws \Library\Stack\Exception</text:p>
      <text:p text:style-name="P24"><text:tab/> */</text:p>
      <text:p text:style-name="P24"><text:tab/>public function pop()</text:p>
      <text:p text:style-name="P24"><text:tab/>{</text:p>
      <text:p text:style-name="P24"><text:tab/><text:tab/>$this-&gt;isReadWrite();</text:p>
      <text:p text:style-name="P24"><text:tab/><text:tab/>return parent::pop();</text:p>
      <text:p text:style-name="P24"><text:tab/>}</text:p>
      <text:p text:style-name="P24"/>
      <text:p text:style-name="P24"/>
      <text:p text:style-name="P25"><text:tab/>/**</text:p>
      <text:p text:style-name="P24"><text:tab/> * push</text:p>
      <text:p text:style-name="P24"><text:tab/> *</text:p>
      <text:p text:style-name="P24"><text:tab/> * push a new item onto the top (end) of the stack</text:p>
      <text:p text:style-name="P24"><text:tab/> * @param mixed $value = value to store on the stack</text:p>
      <text:p text:style-name="P24"><text:tab/> * @return mixed $value = value on the top of the stack</text:p>
      <text:p text:style-name="P24"><text:tab/> * @throws \Library\Stack\Exception</text:p>
      <text:p text:style-name="P24"><text:tab/> */</text:p>
      <text:p text:style-name="P24"><text:tab/>public function push($value)</text:p>
      <text:p text:style-name="P24"><text:tab/>{</text:p>
      <text:p text:style-name="P24"><text:tab/><text:tab/>$this-&gt;isReadWrite();</text:p>
      <text:p text:style-name="P24"><text:tab/><text:tab/></text:p>
      <text:p text:style-name="P24"><text:tab/><text:tab/>$stackTop = parent::push($value);</text:p>
      <text:p text:style-name="P24"><text:tab/><text:tab/>if (func_num_args() &gt; 1)</text:p>
      <text:p text:style-name="P24"><text:tab/><text:tab/>{</text:p>
      <text:p text:style-name="P24"><text:tab/><text:tab/><text:tab/>$arguments = func_get_args();</text:p>
      <text:p text:style-name="P24"><text:tab/><text:tab/><text:tab/>array_shift($arguments);</text:p>
      <text:p text:style-name="P24"/>
      <text:p text:style-name="P24"><text:tab/><text:tab/><text:tab/>foreach($arguments as $argument)</text:p>
      <text:p text:style-name="P24"><text:tab/><text:tab/><text:tab/>{</text:p>
      <text:p text:style-name="P24"><text:tab/><text:tab/><text:tab/><text:tab/>$stackTop = array_push($this-&gt;stack, $argument);</text:p>
      <text:p text:style-name="P24"><text:tab/><text:tab/><text:tab/>}</text:p>
      <text:p text:style-name="P24"><text:tab/><text:tab/>}</text:p>
      <text:p text:style-name="P24"/>
      <text:p text:style-name="P24"><text:tab/><text:tab/>return $stackTop;</text:p>
      <text:p text:style-name="P24"><text:tab/>}</text:p>
      <text:p text:style-name="P24"/>
      <text:p text:style-name="P24"><text:tab/>/**</text:p>
      <text:p text:style-name="P24"><text:tab/> * shift</text:p>
      <text:p text:style-name="P24"><text:tab/> *</text:p>
      <text:p text:style-name="P24"><text:tab/> * remove a value from the beginning of the stack</text:p>
      <text:p text:style-name="P24"><text:tab/> * @return mixed $value = value shifted off the stack</text:p>
      <text:p text:style-name="P24"><text:tab/> * @throws \Library\Stack\Exception</text:p>
      <text:p text:style-name="P24"><text:tab/> */</text:p>
      <text:p text:style-name="P24"><text:tab/>public function shift()</text:p>
      <text:p text:style-name="P24"><text:tab/>{</text:p>
      <text:p text:style-name="P24"><text:tab/><text:tab/>$this-&gt;isReadWrite();</text:p>
      <text:p text:style-name="P24"><text:tab/><text:tab/>return parent::shift();</text:p>
      <text:p text:style-name="P24"><text:tab/>}</text:p>
      <text:p text:style-name="P24"/>
      <text:p text:style-name="P24"><text:tab/>/**</text:p>
      <text:p text:style-name="P24"><text:tab/> * unshift</text:p>
      <text:p text:style-name="P24"><text:tab/> *</text:p>
      <text:p text:style-name="P24"><text:tab/> * add a value to the beginning of the stack</text:p>
      <text:p text:style-name="P24"><text:tab/> * @param mixed $value = value to shift onto the stack</text:p>
      <text:p text:style-name="P24"><text:tab/> * @throws \Library\Stack\Exception</text:p>
      <text:p text:style-name="P24"><text:tab/> */</text:p>
      <text:p text:style-name="P24"><text:tab/>public function unshift($value)</text:p>
      <text:p text:style-name="P24"><text:tab/>{</text:p>
      <text:p text:style-name="P24"><text:tab/><text:tab/>$this-&gt;isReadWrite();</text:p>
      <text:p text:style-name="P24"><text:tab/><text:tab/>parent::unshift($value);</text:p>
      <text:p text:style-name="P24"><text:tab/>}</text:p>
      <text:p text:style-name="P24"/>
      <text:p text:style-name="P25"><text:tab/>/**</text:p>
      <text:p text:style-name="P24"><text:tab/> * removeKey</text:p>
      <text:p text:style-name="P24"><text:tab/> *</text:p>
      <text:p text:style-name="P24"><text:tab/> * remove (unset) the requested stack key</text:p>
      <text:p text:style-name="P24"><text:tab/> * @param mixed $key = key to unset</text:p>
      <text:p text:style-name="P24"><text:tab/> * @return null</text:p>
      <text:p text:style-name="P24"><text:tab/> * @throws \Library\Stack\Exception</text:p>
      <text:p text:style-name="P24"><text:tab/> */</text:p>
      <text:p text:style-name="P24"><text:tab/>public function removeKey($key)</text:p>
      <text:p text:style-name="P24"><text:tab/>{</text:p>
      <text:p text:style-name="P24"><text:tab/><text:tab/>if (! array_key_exists($key, $this-&gt;stack))</text:p>
      <text:p text:style-name="P24"><text:tab/><text:tab/>{</text:p>
      <text:p text:style-name="P24"><text:tab/><text:tab/><text:tab/>$this-&gt;throwException('UnknownStackElement');</text:p>
      <text:p text:style-name="P24"><text:tab/><text:tab/>}</text:p>
      <text:p text:style-name="P24"/>
      <text:p text:style-name="P24"><text:tab/><text:tab/>$this-&gt;offsetUnset($key);</text:p>
      <text:p text:style-name="P24"><text:tab/>}</text:p>
      <text:p text:style-name="P24"/>
      <text:p text:style-name="P24"><text:tab/>/**</text:p>
      <text:p text:style-name="P24"><text:tab/> * topIndex</text:p>
      <text:p text:style-name="P24"><text:tab/> *</text:p>
      <text:p text:style-name="P24"><text:tab/> * return the top of stack index, throws exception if the stack is empty</text:p>
      <text:p text:style-name="P24"><text:tab/> * @return integer $topIndex = top of the stack index</text:p>
      <text:p text:style-name="P24"><text:tab/> * @throws \Library\Stack\Exception</text:p>
      <text:p text:style-name="P24"><text:tab/> */</text:p>
      <text:p text:style-name="P24"><text:tab/>public function topIndex()</text:p>
      <text:p text:style-name="P24"><text:tab/>{</text:p>
      <text:p text:style-name="P24"><text:tab/><text:tab/>$this-&gt;top();</text:p>
      <text:p text:style-name="P24"><text:tab/><text:tab/>return $this-&gt;key();</text:p>
      <text:p text:style-name="P24"><text:tab/>}</text:p>
      <text:p text:style-name="P24"/>
      <text:p text:style-name="P24"><text:tab/>/**</text:p>
      <text:p text:style-name="P24"><text:tab/> * clear</text:p>
      <text:p text:style-name="P24"><text:tab/> *</text:p>
      <text:p text:style-name="P24"><text:tab/> * clear (unset) the stack</text:p>
      <text:p text:style-name="P24"><text:tab/> *</text:p>
      <text:p text:style-name="P24"><text:tab/> * @throws \Library\Stack\Exception</text:p>
      <text:p text:style-name="P24"><text:tab/> */</text:p>
      <text:p text:style-name="P24"><text:tab/>public function clear()</text:p>
      <text:p text:style-name="P24"><text:tab/>{</text:p>
      <text:p text:style-name="P24"><text:tab/><text:tab/>$this-&gt;isReadWrite();</text:p>
      <text:p text:style-name="P24"><text:tab/><text:tab/>$this-&gt;stack = array();</text:p>
      <text:p text:style-name="P24"><text:tab/>}</text:p>
      <text:p text:style-name="P24"/>
      <text:p text:style-name="P24"><text:tab/>/**</text:p>
      <text:p text:style-name="P24"><text:tab/> * readOnly</text:p>
      <text:p text:style-name="P24"><text:tab/> *</text:p>
      <text:p text:style-name="P24"><text:tab/> * set/get the read only flag</text:p>
      <text:p text:style-name="P24"><text:tab/> * @param boolean $readOnly = (optional) read only flag value, null to query</text:p>
      <text:p text:style-name="P24"><text:tab/> * @return boolean $readOnly</text:p>
      <text:p text:style-name="P24"><text:tab/> */</text:p>
      <text:p text:style-name="P24"><text:tab/>public function readOnly($readOnly=null)</text:p>
      <text:p text:style-name="P24"><text:tab/>{</text:p>
      <text:p text:style-name="P24"><text:tab/><text:tab/>if ($readOnly !== null)</text:p>
      <text:p text:style-name="P24"><text:tab/><text:tab/>{</text:p>
      <text:p text:style-name="P24"><text:tab/><text:tab/><text:tab/>$this-&gt;readOnly = $readOnly;</text:p>
      <text:p text:style-name="P24"><text:tab/><text:tab/>}</text:p>
      <text:p text:style-name="P24"/>
      <text:p text:style-name="P24"><text:tab/><text:tab/>return $this-&gt;readOnly;</text:p>
      <text:p text:style-name="P24"><text:tab/>}</text:p>
      <text:p text:style-name="P24"/>
      <text:p text:style-name="P24"><text:soft-page-break/><text:tab/>/**</text:p>
      <text:p text:style-name="P24"><text:tab/> * stack</text:p>
      <text:p text:style-name="P24"><text:tab/> *</text:p>
      <text:p text:style-name="P24"><text:tab/> * get/set a copy of the stack</text:p>
      <text:p text:style-name="P24"><text:tab/> * @param array $stack = (optional) stack contents to set, null to query</text:p>
      <text:p text:style-name="P24"><text:tab/> */</text:p>
      <text:p text:style-name="P24"><text:tab/>public function stack($stack=null)</text:p>
      <text:p text:style-name="P24"><text:tab/>{</text:p>
      <text:p text:style-name="P24"><text:tab/><text:tab/>if ($stack !== null)</text:p>
      <text:p text:style-name="P24"><text:tab/><text:tab/>{</text:p>
      <text:p text:style-name="P24"><text:tab/><text:tab/><text:tab/>$this-&gt;isReadWrite();</text:p>
      <text:p text:style-name="P24"><text:tab/><text:tab/><text:tab/>$this-&gt;stack = $stack;</text:p>
      <text:p text:style-name="P24"><text:tab/><text:tab/>}</text:p>
      <text:p text:style-name="P24"/>
      <text:p text:style-name="P24"><text:tab/><text:tab/>return $this-&gt;stack;</text:p>
      <text:p text:style-name="P24"><text:tab/>}</text:p>
      <text:p text:style-name="P24"/>
      <text:p text:style-name="P24"><text:tab/>/**</text:p>
      <text:p text:style-name="P24"><text:tab/> * keys</text:p>
      <text:p text:style-name="P24"><text:tab/> *</text:p>
      <text:p text:style-name="P24"><text:tab/> * returns an array containing all of the names (keys) from the stack</text:p>
      <text:p text:style-name="P24"><text:tab/> * @returns array $keys</text:p>
      <text:p text:style-name="P24"><text:tab/> */</text:p>
      <text:p text:style-name="P24"><text:tab/>public function keys()</text:p>
      <text:p text:style-name="P24"><text:tab/>{</text:p>
      <text:p text:style-name="P24"><text:tab/><text:tab/>return array_keys($this-&gt;stack);</text:p>
      <text:p text:style-name="P24"><text:tab/>}</text:p>
      <text:p text:style-name="P24"/>
      <text:p text:style-name="P24"><text:tab/>/**</text:p>
      <text:p text:style-name="P24"><text:tab/> * values</text:p>
      <text:p text:style-name="P24"><text:tab/> *</text:p>
      <text:p text:style-name="P24"><text:tab/> * returns an array containing all of the values from the stack</text:p>
      <text:p text:style-name="P24"><text:tab/> * @returns array $values</text:p>
      <text:p text:style-name="P24"><text:tab/> */</text:p>
      <text:p text:style-name="P24"><text:tab/>public function values()</text:p>
      <text:p text:style-name="P24"><text:tab/>{</text:p>
      <text:p text:style-name="P24"><text:tab/><text:tab/>return array_values($this-&gt;stack);</text:p>
      <text:p text:style-name="P24"><text:tab/>}</text:p>
      <text:p text:style-name="P24"/>
      <text:p text:style-name="P24"><text:tab/>/**</text:p>
      <text:p text:style-name="P24"><text:tab/> * merge</text:p>
      <text:p text:style-name="P24"><text:tab/> *</text:p>
      <text:p text:style-name="P24"><text:tab/> * merge the specified array with the current stack</text:p>
      <text:p text:style-name="P24"><text:tab/> * @param array $stack = stack contents to merge</text:p>
      <text:p text:style-name="P24"><text:tab/> * @return array $stack</text:p>
      <text:p text:style-name="P24"><text:tab/> * @throws \Library\Stack\Exception</text:p>
      <text:p text:style-name="P24"><text:tab/> */</text:p>
      <text:p text:style-name="P24"><text:tab/>public function merge($stack)</text:p>
      <text:p text:style-name="P24"><text:tab/>{</text:p>
      <text:p text:style-name="P24"><text:tab/><text:tab/>if (! $stack)</text:p>
      <text:p text:style-name="P24"><text:tab/><text:tab/>{</text:p>
      <text:p text:style-name="P24"><text:tab/><text:tab/><text:tab/>$this-&gt;throwException('StackError');</text:p>
      <text:p text:style-name="P24"><text:tab/><text:tab/>}</text:p>
      <text:p text:style-name="P24"/>
      <text:p text:style-name="P24"><text:tab/><text:tab/>$this-&gt;isReadWrite();</text:p>
      <text:p text:style-name="P24"><text:tab/><text:tab/>$this-&gt;stack = array_merge($this-&gt;stack, $stack);</text:p>
      <text:p text:style-name="P24"><text:tab/><text:tab/>return $this-&gt;stack;</text:p>
      <text:p text:style-name="P24"><text:tab/>}</text:p>
      <text:p text:style-name="P24"/>
      <text:p text:style-name="P25"><text:tab/>/**</text:p>
      <text:p text:style-name="P24"><text:tab/> * end.</text:p>
      <text:p text:style-name="P24"><text:tab/> *</text:p>
      <text:p text:style-name="P24"><text:tab/> * Returns the last item in the stack</text:p>
      <text:p text:style-name="P24"><text:tab/> * @return mixed $value = value of the last element in the stack</text:p>
      <text:p text:style-name="P24"><text:tab/> */</text:p>
      <text:p text:style-name="P24"><text:tab/>public function end()</text:p>
      <text:p text:style-name="P24"><text:tab/>{</text:p>
      <text:p text:style-name="P24"><text:tab/><text:tab/>return end($this-&gt;stack);</text:p>
      <text:p text:style-name="P24"><text:tab/>}</text:p>
      <text:p text:style-name="P24"/>
      <text:p text:style-name="P24"><text:tab/>/**</text:p>
      <text:p text:style-name="P24"><text:tab/> * exists</text:p>
      <text:p text:style-name="P24"><text:tab/> *</text:p>
      <text:p text:style-name="P24"><text:tab/> * check for key exists in the stack</text:p>
      <text:p text:style-name="P24"><text:tab/> * @param string $key = key to check for</text:p>
      <text:p text:style-name="P24"><text:tab/> * @return boolean true = exists, false = does not</text:p>
      <text:p text:style-name="P24"><text:tab/> */</text:p>
      <text:p text:style-name="P24"><text:tab/>public function exists($key)</text:p>
      <text:p text:style-name="P24"><text:tab/>{</text:p>
      <text:p text:style-name="P24"><text:tab/><text:tab/>return $this-&gt;offsetExists($key);</text:p>
      <text:p text:style-name="P24"><text:tab/>}</text:p>
      <text:p text:style-name="P24"/>
      <text:p text:style-name="P24"><text:tab/>/**</text:p>
      <text:p text:style-name="P24"><text:tab/> * inStack</text:p>
      <text:p text:style-name="P24"><text:tab/> *</text:p>
      <text:p text:style-name="P24"><text:tab/> * check for VALUE exists in the stack</text:p>
      <text:p text:style-name="P24"><text:tab/> * @param string $value = value to check for</text:p>
      <text:p text:style-name="P24"><text:tab/> * @return integer|boolean $index = index of value, if found, false if not found</text:p>
      <text:p text:style-name="P24"><text:tab/> */</text:p>
      <text:p text:style-name="P24"><text:tab/>public function inStack($value)</text:p>
      <text:p text:style-name="P24"><text:tab/>{</text:p>
      <text:p text:style-name="P24"><text:tab/><text:tab/>return array_search($value, $this-&gt;stack);</text:p>
      <text:p text:style-name="P24"><text:tab/>}</text:p>
      <text:p text:style-name="P24"/>
      <text:p text:style-name="P24"><text:tab/>/**</text:p>
      <text:p text:style-name="P24"><text:tab/> * __toString</text:p>
      <text:p text:style-name="P24"><text:tab/> *</text:p>
      <text:p text:style-name="P24"><text:tab/> * Output the stack as a printable string</text:p>
      <text:p text:style-name="P24"><text:tab/> * @return string $buffer = printable string</text:p>
      <text:p text:style-name="P24"><text:tab/> */</text:p>
      <text:p text:style-name="P24"><text:tab/>public function __toString()</text:p>
      <text:p text:style-name="P24"><text:tab/>{</text:p>
      <text:p text:style-name="P24"><text:tab/><text:tab/>return \Library\PrintU\FormatArray::format($this-&gt;stack, 'Stack contents',</text:p>
      <text:p text:style-name="P24"><text:tab/><text:tab/><text:tab/><text:tab/><text:tab/><text:tab/><text:tab/><text:tab/><text:tab/><text:tab/> <text:s text:c="4"/>false, false);</text:p>
      <text:p text:style-name="P24"><text:tab/>}</text:p>
      <text:p text:style-name="P24"/>
      <text:p text:style-name="P24"><text:tab/>/**</text:p>
      <text:p text:style-name="P24"><text:tab/> * isReadWrite</text:p>
      <text:p text:style-name="P24"><text:tab/> *</text:p>
      <text:p text:style-name="P24"><text:tab/> * Check read-only status, throw exception if the stack is not writeable</text:p>
      <text:p text:style-name="P24"><text:tab/> * @throws Library\Stack\Exception</text:p>
      <text:p text:style-name="P24"><text:tab/> */</text:p>
      <text:p text:style-name="P24"><text:tab/>protected function isReadWrite()</text:p>
      <text:p text:style-name="P24"><text:tab/>{</text:p>
      <text:p text:style-name="P24"><text:tab/><text:tab/>if ($this-&gt;readOnly)</text:p>
      <text:p text:style-name="P24"><text:tab/><text:tab/>{</text:p>
      <text:p text:style-name="P24"><text:tab/><text:tab/><text:tab/>$this-&gt;throwException('ReadOnly');</text:p>
      <text:p text:style-name="P24"><text:tab/><text:tab/>}</text:p>
      <text:p text:style-name="P24"><text:tab/>}</text:p>
      <text:p text:style-name="P2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Stack\Extension<text:tab/><text:tab/><text:tab/><text:page-number text:select-page="current">31</text:page-number><text:tab/><text:tab/><text:tab/><text:tab/><text:date style:data-style-name="N76" text:date-value="2013-01-07T11:33:40">January 7, 2013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2T10:26:48</meta:creation-date>
    <dc:title>ClassDocument</dc:title>
    <meta:editing-duration>PT19H55M18S</meta:editing-duration>
    <meta:editing-cycles>42</meta:editing-cycles>
    <meta:generator>OpenOffice.org/3.2$Linux OpenOffice.org_project/320m12$Build-9483</meta:generator>
    <meta:initial-creator>Jay Wheeler</meta:initial-creator>
    <dc:date>2013-01-07T11:33:40</dc:date>
    <dc:creator>Jay Wheeler</dc:creator>
    <meta:document-statistic meta:table-count="16" meta:image-count="0" meta:object-count="0" meta:page-count="31" meta:paragraph-count="997" meta:word-count="4321" meta:character-count="26968"/>
    <meta:user-defined meta:name="Info 1"/>
    <meta:user-defined meta:name="Info 2"/>
    <meta:user-defined meta:name="Info 3"/>
    <meta:user-defined meta:name="Info 4"/>
    <meta:template xlink:type="simple" xlink:actuate="onRequest" xlink:title="ClassDocument" xlink:href="../ClassDocument.odt" meta:date="2012-06-02T10:26:48"/>
  </office:meta>
</office:document-meta>
</file>